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5">
            <text:p>1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33">
            <text:p>3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46">
            <text:p>4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473">
            <text:p>147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020">
            <text:p>202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792">
            <text:p>279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14">
            <text:p>2020-10-1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3 - 1.13)">
            <text:p>(0.83 - 1.1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20.5">
            <text:p>20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44366197183099">
            <text:p>0.1443661972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461312239635">
            <text:p>1.546131224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14009883159348">
            <text:p>5.14009883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41265060240964">
            <text:p>0.094126506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680797739149">
            <text:p>1.3468079774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0537385562413">
            <text:p>7.705373855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3.5">
            <text:p>13.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18085106382979">
            <text:p>0.0718085106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143645314622">
            <text:p>1.2614364531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9952845395727">
            <text:p>9.995284539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6">
            <text:p>246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875">
            <text:p>14.87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04674796747968">
            <text:p>0.0604674797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88025584143">
            <text:p>1.2188025584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8063224995934">
            <text:p>11.806322499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6">
            <text:p>216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27314814814815">
            <text:p>0.0127314815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487788280178">
            <text:p>1.0448778828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838709677419">
            <text:p>0.104838709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847814776275">
            <text:p>1.3884781478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5237340549583">
            <text:p>6.95237340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3.5">
            <text:p>13.5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18085106382979">
            <text:p>0.0718085106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6143645314622">
            <text:p>1.2614364531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9952845395727">
            <text:p>9.995284539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38">
            <text:p>238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4.625">
            <text:p>14.6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14495798319328">
            <text:p>0.0614495798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247458910035">
            <text:p>1.2224745891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623062717774">
            <text:p>11.623062717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16">
            <text:p>216</text:p>
          </table:table-cell>
          <table:table-cell office:value-type="float" office:value="8.75">
            <text:p>8.75</text:p>
          </table:table-cell>
          <table:table-cell office:value-type="float" office:value="11.375">
            <text:p>11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16071428571429">
            <text:p>0.1160714286</text:p>
          </table:table-cell>
          <table:table-cell office:value-type="float" office:value="0.0127314814814815">
            <text:p>0.0127314815</text:p>
          </table:table-cell>
          <table:table-cell office:value-type="float" office:value="1.57262559453032">
            <text:p>1.5726255945</text:p>
          </table:table-cell>
          <table:table-cell office:value-type="float" office:value="1.43265625">
            <text:p>1.43265625</text:p>
          </table:table-cell>
          <table:table-cell office:value-type="float" office:value="1.04487788280178">
            <text:p>1.0448778828</text:p>
          </table:table-cell>
          <table:table-cell office:value-type="float" office:value="4.93303560640243">
            <text:p>4.9330356064</text:p>
          </table:table-cell>
          <table:table-cell office:value-type="float" office:value="6.31196126501176">
            <text:p>6.311961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.5">
            <text:p>32.5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67525773195876">
            <text:p>0.1675257732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4134738016792">
            <text:p>1.6413473802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7518603160597">
            <text:p>4.47518603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21">
            <text:p>221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5">
            <text:p>5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48868778280543">
            <text:p>0.2488687783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1.99243463483549">
            <text:p>1.9924346348</text:p>
          </table:table-cell>
          <table:table-cell table:number-columns-repeated="2" office:value-type="float" office:value="0">
            <text:p>0</text:p>
          </table:table-cell>
          <table:table-cell office:value-type="float" office:value="3.11893856330652">
            <text:p>3.118938563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04">
            <text:p>304</text:p>
          </table:table-cell>
          <table:table-cell office:value-type="float" office:value="2.5">
            <text:p>2.5</text:p>
          </table:table-cell>
          <table:table-cell office:value-type="float" office:value="3.75">
            <text:p>3.75</text:p>
          </table:table-cell>
          <table:table-cell office:value-type="float" office:value="74.625">
            <text:p>74.625</text:p>
          </table:table-cell>
          <table:table-cell office:value-type="float" office:value="0.03125">
            <text:p>0.03125</text:p>
          </table:table-cell>
          <table:table-cell office:value-type="float" office:value="0.0279850746268657">
            <text:p>0.0279850746</text:p>
          </table:table-cell>
          <table:table-cell office:value-type="float" office:value="0.245476973684211">
            <text:p>0.2454769737</text:p>
          </table:table-cell>
          <table:table-cell office:value-type="float" office:value="1.1112890625">
            <text:p>1.1112890625</text:p>
          </table:table-cell>
          <table:table-cell office:value-type="float" office:value="1.0994827634217">
            <text:p>1.0994827634</text:p>
          </table:table-cell>
          <table:table-cell office:value-type="float" office:value="1.97727693932869">
            <text:p>1.9772769393</text:p>
          </table:table-cell>
          <table:table-cell office:value-type="float" office:value="22.5255059555446">
            <text:p>22.5255059555</text:p>
          </table:table-cell>
          <table:table-cell office:value-type="float" office:value="25.1134385865802">
            <text:p>25.1134385866</text:p>
          </table:table-cell>
          <table:table-cell office:value-type="float" office:value="3.15757881923535">
            <text:p>3.157578819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73">
            <text:p>373</text:p>
          </table:table-cell>
          <table:table-cell office:value-type="float" office:value="8">
            <text:p>8</text:p>
          </table:table-cell>
          <table:table-cell office:value-type="float" office:value="1.625">
            <text:p>1.625</text:p>
          </table:table-cell>
          <table:table-cell office:value-type="float" office:value="51">
            <text:p>51</text:p>
          </table:table-cell>
          <table:table-cell office:value-type="float" office:value="0.114285714285714">
            <text:p>0.1142857143</text:p>
          </table:table-cell>
          <table:table-cell office:value-type="float" office:value="0.013">
            <text:p>0.013</text:p>
          </table:table-cell>
          <table:table-cell office:value-type="float" office:value="0.136729222520107">
            <text:p>0.1367292225</text:p>
          </table:table-cell>
          <table:table-cell office:value-type="float" office:value="1.4256">
            <text:p>1.4256</text:p>
          </table:table-cell>
          <table:table-cell office:value-type="float" office:value="1.04583124">
            <text:p>1.04583124</text:p>
          </table:table-cell>
          <table:table-cell office:value-type="float" office:value="1.51519424419064">
            <text:p>1.5151942442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40866129355653">
            <text:p>5.408661293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15">
            <text:p>415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7.625">
            <text:p>47.62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4759036144578">
            <text:p>0.1147590361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2746911380462">
            <text:p>1.4274691138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38032230746426">
            <text:p>6.380322307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95">
            <text:p>595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2.625">
            <text:p>52.625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884453781512605">
            <text:p>0.0884453782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248910899654">
            <text:p>1.32489109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8.17868730230184">
            <text:p>8.178687302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779">
            <text:p>779</text:p>
          </table:table-cell>
          <table:table-cell office:value-type="float" office:value="2.5">
            <text:p>2.5</text:p>
          </table:table-cell>
          <table:table-cell office:value-type="float" office:value="37.5">
            <text:p>37.5</text:p>
          </table:table-cell>
          <table:table-cell office:value-type="float" office:value="31.75">
            <text:p>31.75</text:p>
          </table:table-cell>
          <table:table-cell office:value-type="float" office:value="0.03125">
            <text:p>0.03125</text:p>
          </table:table-cell>
          <table:table-cell office:value-type="float" office:value="0.227272727272727">
            <text:p>0.2272727273</text:p>
          </table:table-cell>
          <table:table-cell office:value-type="float" office:value="0.0407573812580231">
            <text:p>0.0407573813</text:p>
          </table:table-cell>
          <table:table-cell office:value-type="float" office:value="1.1112890625">
            <text:p>1.1112890625</text:p>
          </table:table-cell>
          <table:table-cell office:value-type="float" office:value="1.89669421487603">
            <text:p>1.8966942149</text:p>
          </table:table-cell>
          <table:table-cell office:value-type="float" office:value="1.14590671609202">
            <text:p>1.1459067161</text:p>
          </table:table-cell>
          <table:table-cell office:value-type="float" office:value="22.5255059555446">
            <text:p>22.5255059555</text:p>
          </table:table-cell>
          <table:table-cell office:value-type="float" office:value="3.38460005624298">
            <text:p>3.3846000562</text:p>
          </table:table-cell>
          <table:table-cell office:value-type="float" office:value="17.3509323811839">
            <text:p>17.350932381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0.5">
            <text:p>40.5</text:p>
          </table:table-cell>
          <table:table-cell office:value-type="float" office:value="101.375">
            <text:p>101.375</text:p>
          </table:table-cell>
          <table:table-cell office:value-type="float" office:value="0.112847222222222">
            <text:p>0.1128472222</text:p>
          </table:table-cell>
          <table:table-cell office:value-type="float" office:value="0.2025">
            <text:p>0.2025</text:p>
          </table:table-cell>
          <table:table-cell office:value-type="float" office:value="0.176919720767888">
            <text:p>0.1769197208</text:p>
          </table:table-cell>
          <table:table-cell office:value-type="float" office:value="1.41992488908179">
            <text:p>1.4199248891</text:p>
          </table:table-cell>
          <table:table-cell office:value-type="float" office:value="1.78912225">
            <text:p>1.78912225</text:p>
          </table:table-cell>
          <table:table-cell office:value-type="float" office:value="1.68056817437692">
            <text:p>1.6805681744</text:p>
          </table:table-cell>
          <table:table-cell office:value-type="float" office:value="6.48274912163615">
            <text:p>6.4827491216</text:p>
          </table:table-cell>
          <table:table-cell office:value-type="float" office:value="3.75887714287328">
            <text:p>3.7588771429</text:p>
          </table:table-cell>
          <table:table-cell office:value-type="float" office:value="4.25503097255508">
            <text:p>4.25503097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office:value-type="float" office:value="1154">
            <text:p>1154</text:p>
          </table:table-cell>
          <table:table-cell office:value-type="float" office:value="13.5">
            <text:p>13.5</text:p>
          </table:table-cell>
          <table:table-cell office:value-type="float" office:value="41.25">
            <text:p>41.25</text:p>
          </table:table-cell>
          <table:table-cell office:value-type="float" office:value="101.375">
            <text:p>101.375</text:p>
          </table:table-cell>
          <table:table-cell office:value-type="float" office:value="0.164634146341463">
            <text:p>0.1646341463</text:p>
          </table:table-cell>
          <table:table-cell office:value-type="float" office:value="0.175531914893617">
            <text:p>0.1755319149</text:p>
          </table:table-cell>
          <table:table-cell office:value-type="float" office:value="0.0878466204506066">
            <text:p>0.0878466205</text:p>
          </table:table-cell>
          <table:table-cell office:value-type="float" office:value="1.62934414039262">
            <text:p>1.6293441404</text:p>
          </table:table-cell>
          <table:table-cell office:value-type="float" office:value="1.67475215029425">
            <text:p>1.6747521503</text:p>
          </table:table-cell>
          <table:table-cell office:value-type="float" office:value="1.32258854787733">
            <text:p>1.3225885479</text:p>
          </table:table-cell>
          <table:table-cell office:value-type="float" office:value="4.54800094187489">
            <text:p>4.5480009419</text:p>
          </table:table-cell>
          <table:table-cell office:value-type="float" office:value="4.28607478659891">
            <text:p>4.2860747866</text:p>
          </table:table-cell>
          <table:table-cell office:value-type="float" office:value="8.23213569092865">
            <text:p>8.232135690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77">
            <text:p>1377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16.75">
            <text:p>116.7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47857661583152">
            <text:p>0.0847857662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1083988879449">
            <text:p>1.3108398888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51715093766236">
            <text:p>8.517150937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128">
            <text:p>1128</text:p>
          </table:table-cell>
          <table:table-cell office:value-type="float" office:value="31">
            <text:p>31</text:p>
          </table:table-cell>
          <table:table-cell office:value-type="float" office:value="55.125">
            <text:p>55.125</text:p>
          </table:table-cell>
          <table:table-cell office:value-type="float" office:value="117.375">
            <text:p>117.375</text:p>
          </table:table-cell>
          <table:table-cell office:value-type="float" office:value="0.254098360655738">
            <text:p>0.2540983607</text:p>
          </table:table-cell>
          <table:table-cell office:value-type="float" office:value="0.155281690140845">
            <text:p>0.1552816901</text:p>
          </table:table-cell>
          <table:table-cell office:value-type="float" office:value="0.10405585106383">
            <text:p>0.1040558511</text:p>
          </table:table-cell>
          <table:table-cell office:value-type="float" office:value="2.01589357699543">
            <text:p>2.015893577</text:p>
          </table:table-cell>
          <table:table-cell office:value-type="float" office:value="1.59074622594723">
            <text:p>1.5907462259</text:p>
          </table:table-cell>
          <table:table-cell office:value-type="float" office:value="1.38541761419902">
            <text:p>1.3854176142</text:p>
          </table:table-cell>
          <table:table-cell office:value-type="float" office:value="3.06137594859294">
            <text:p>3.0613759486</text:p>
          </table:table-cell>
          <table:table-cell office:value-type="float" office:value="4.80204380839808">
            <text:p>4.8020438084</text:p>
          </table:table-cell>
          <table:table-cell office:value-type="float" office:value="7.00215602843256">
            <text:p>7.002156028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77">
            <text:p>1077</text:p>
          </table:table-cell>
          <table:table-cell office:value-type="float" office:value="34.75">
            <text:p>34.75</text:p>
          </table:table-cell>
          <table:table-cell office:value-type="float" office:value="59.125">
            <text:p>59.125</text:p>
          </table:table-cell>
          <table:table-cell office:value-type="float" office:value="87.875">
            <text:p>87.875</text:p>
          </table:table-cell>
          <table:table-cell office:value-type="float" office:value="0.224193548387097">
            <text:p>0.2241935484</text:p>
          </table:table-cell>
          <table:table-cell office:value-type="float" office:value="0.164236111111111">
            <text:p>0.1642361111</text:p>
          </table:table-cell>
          <table:table-cell office:value-type="float" office:value="0.0815923862581244">
            <text:p>0.0815923863</text:p>
          </table:table-cell>
          <table:table-cell office:value-type="float" office:value="1.8831924037461">
            <text:p>1.8831924037</text:p>
          </table:table-cell>
          <table:table-cell office:value-type="float" office:value="1.62769444926698">
            <text:p>1.6276944493</text:p>
          </table:table-cell>
          <table:table-cell office:value-type="float" office:value="1.29862169419421">
            <text:p>1.2986216942</text:p>
          </table:table-cell>
          <table:table-cell office:value-type="float" office:value="3.42663289257146">
            <text:p>3.4266328926</text:p>
          </table:table-cell>
          <table:table-cell office:value-type="float" office:value="4.55822438072196">
            <text:p>4.5582243807</text:p>
          </table:table-cell>
          <table:table-cell office:value-type="float" office:value="8.83728690334301">
            <text:p>8.837286903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79">
            <text:p>1179</text:p>
          </table:table-cell>
          <table:table-cell office:value-type="float" office:value="35">
            <text:p>35</text:p>
          </table:table-cell>
          <table:table-cell office:value-type="float" office:value="85.75">
            <text:p>85.75</text:p>
          </table:table-cell>
          <table:table-cell office:value-type="float" office:value="109">
            <text:p>109</text:p>
          </table:table-cell>
          <table:table-cell office:value-type="float" office:value="0.196629213483146">
            <text:p>0.1966292135</text:p>
          </table:table-cell>
          <table:table-cell office:value-type="float" office:value="0.199418604651163">
            <text:p>0.1994186047</text:p>
          </table:table-cell>
          <table:table-cell office:value-type="float" office:value="0.09245122985581">
            <text:p>0.0924512299</text:p>
          </table:table-cell>
          <table:table-cell office:value-type="float" office:value="1.76398182047721">
            <text:p>1.7639818205</text:p>
          </table:table-cell>
          <table:table-cell office:value-type="float" office:value="1.77590996484586">
            <text:p>1.7759099648</text:p>
          </table:table-cell>
          <table:table-cell office:value-type="float" office:value="1.34033187510296">
            <text:p>1.3403318751</text:p>
          </table:table-cell>
          <table:table-cell office:value-type="float" office:value="3.86135884870175">
            <text:p>3.8613588487</text:p>
          </table:table-cell>
          <table:table-cell office:value-type="float" office:value="3.81191614926424">
            <text:p>3.8119161493</text:p>
          </table:table-cell>
          <table:table-cell office:value-type="float" office:value="7.83890270211202">
            <text:p>7.838902702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417">
            <text:p>141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4.875">
            <text:p>54.87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87261820748059">
            <text:p>0.0387261821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3848108293088">
            <text:p>1.1384810829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8.2430496613594">
            <text:p>18.243049661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474">
            <text:p>1474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106.5">
            <text:p>106.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22523744911805">
            <text:p>0.0722523745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6311530573357">
            <text:p>1.2631153057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9.93596165312491">
            <text:p>9.935961653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62">
            <text:p>662</text:p>
          </table:table-cell>
          <table:table-cell office:value-type="float" office:value="1609">
            <text:p>1609</text:p>
          </table:table-cell>
          <table:table-cell office:value-type="float" office:value="77.375">
            <text:p>77.375</text:p>
          </table:table-cell>
          <table:table-cell office:value-type="float" office:value="74.875">
            <text:p>74.875</text:p>
          </table:table-cell>
          <table:table-cell office:value-type="float" office:value="139.625">
            <text:p>139.625</text:p>
          </table:table-cell>
          <table:table-cell office:value-type="float" office:value="0.233057228915663">
            <text:p>0.2330572289</text:p>
          </table:table-cell>
          <table:table-cell office:value-type="float" office:value="0.113104229607251">
            <text:p>0.1131042296</text:p>
          </table:table-cell>
          <table:table-cell office:value-type="float" office:value="0.0867775015537601">
            <text:p>0.0867775016</text:p>
          </table:table-cell>
          <table:table-cell office:value-type="float" office:value="1.92215901822652">
            <text:p>1.9221590182</text:p>
          </table:table-cell>
          <table:table-cell office:value-type="float" office:value="1.42093823446528">
            <text:p>1.4209382345</text:p>
          </table:table-cell>
          <table:table-cell office:value-type="float" office:value="1.31848071159895">
            <text:p>1.3184807116</text:p>
          </table:table-cell>
          <table:table-cell office:value-type="float" office:value="3.30863153185065">
            <text:p>3.3086315319</text:p>
          </table:table-cell>
          <table:table-cell office:value-type="float" office:value="6.46877849306889">
            <text:p>6.4687784931</text:p>
          </table:table-cell>
          <table:table-cell office:value-type="float" office:value="8.32940432987722">
            <text:p>8.329404329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20">
            <text:p>720</text:p>
          </table:table-cell>
          <table:table-cell office:value-type="float" office:value="1650">
            <text:p>1650</text:p>
          </table:table-cell>
          <table:table-cell office:value-type="float" office:value="68.125">
            <text:p>68.125</text:p>
          </table:table-cell>
          <table:table-cell office:value-type="float" office:value="98.875">
            <text:p>98.875</text:p>
          </table:table-cell>
          <table:table-cell office:value-type="float" office:value="195">
            <text:p>195</text:p>
          </table:table-cell>
          <table:table-cell office:value-type="float" office:value="0.195761494252874">
            <text:p>0.1957614943</text:p>
          </table:table-cell>
          <table:table-cell office:value-type="float" office:value="0.137326388888889">
            <text:p>0.1373263889</text:p>
          </table:table-cell>
          <table:table-cell office:value-type="float" office:value="0.118181818181818">
            <text:p>0.1181818182</text:p>
          </table:table-cell>
          <table:table-cell office:value-type="float" office:value="1.76027745264401">
            <text:p>1.7602774526</text:p>
          </table:table-cell>
          <table:table-cell office:value-type="float" office:value="1.51760509379823">
            <text:p>1.5176050938</text:p>
          </table:table-cell>
          <table:table-cell office:value-type="float" office:value="1.44101157024793">
            <text:p>1.4410115702</text:p>
          </table:table-cell>
          <table:table-cell office:value-type="float" office:value="3.8770260184375">
            <text:p>3.8770260184</text:p>
          </table:table-cell>
          <table:table-cell office:value-type="float" office:value="5.38658621764279">
            <text:p>5.3865862176</text:p>
          </table:table-cell>
          <table:table-cell office:value-type="float" office:value="6.20521418407818">
            <text:p>6.205214184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21">
            <text:p>821</text:p>
          </table:table-cell>
          <table:table-cell office:value-type="float" office:value="2208">
            <text:p>2208</text:p>
          </table:table-cell>
          <table:table-cell office:value-type="float" office:value="13.75">
            <text:p>13.75</text:p>
          </table:table-cell>
          <table:table-cell office:value-type="float" office:value="196.875">
            <text:p>196.875</text:p>
          </table:table-cell>
          <table:table-cell office:value-type="float" office:value="173.75">
            <text:p>173.75</text:p>
          </table:table-cell>
          <table:table-cell office:value-type="float" office:value="0.0376712328767123">
            <text:p>0.0376712329</text:p>
          </table:table-cell>
          <table:table-cell office:value-type="float" office:value="0.239799025578563">
            <text:p>0.2397990256</text:p>
          </table:table-cell>
          <table:table-cell office:value-type="float" office:value="0.0786911231884058">
            <text:p>0.0786911232</text:p>
          </table:table-cell>
          <table:table-cell office:value-type="float" office:value="1.13463079376994">
            <text:p>1.1346307938</text:p>
          </table:table-cell>
          <table:table-cell office:value-type="float" office:value="1.95200359195509">
            <text:p>1.952003592</text:p>
          </table:table-cell>
          <table:table-cell office:value-type="float" office:value="1.28755582518198">
            <text:p>1.2875558252</text:p>
          </table:table-cell>
          <table:table-cell office:value-type="float" office:value="18.7443446228369">
            <text:p>18.7443446228</text:p>
          </table:table-cell>
          <table:table-cell office:value-type="float" office:value="3.2247009491406">
            <text:p>3.2247009491</text:p>
          </table:table-cell>
          <table:table-cell office:value-type="float" office:value="9.15065314096818">
            <text:p>9.15065314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32">
            <text:p>832</text:p>
          </table:table-cell>
          <table:table-cell office:value-type="float" office:value="2452">
            <text:p>2452</text:p>
          </table:table-cell>
          <table:table-cell office:value-type="float" office:value="54.75">
            <text:p>54.75</text:p>
          </table:table-cell>
          <table:table-cell office:value-type="float" office:value="342.25">
            <text:p>342.25</text:p>
          </table:table-cell>
          <table:table-cell office:value-type="float" office:value="202.875">
            <text:p>202.875</text:p>
          </table:table-cell>
          <table:table-cell office:value-type="float" office:value="0.160087719298246">
            <text:p>0.1600877193</text:p>
          </table:table-cell>
          <table:table-cell office:value-type="float" office:value="0.411358173076923">
            <text:p>0.4113581731</text:p>
          </table:table-cell>
          <table:table-cell office:value-type="float" office:value="0.0827385807504078">
            <text:p>0.0827385808</text:p>
          </table:table-cell>
          <table:table-cell office:value-type="float" office:value="1.61053805016928">
            <text:p>1.6105380502</text:p>
          </table:table-cell>
          <table:table-cell office:value-type="float" office:value="2.77141607702131">
            <text:p>2.771416077</text:p>
          </table:table-cell>
          <table:table-cell office:value-type="float" office:value="1.30300255120583">
            <text:p>1.3030025512</text:p>
          </table:table-cell>
          <table:table-cell office:value-type="float" office:value="4.66779538426142">
            <text:p>4.6677953843</text:p>
          </table:table-cell>
          <table:table-cell office:value-type="float" office:value="2.01173177549097">
            <text:p>2.0117317755</text:p>
          </table:table-cell>
          <table:table-cell office:value-type="float" office:value="8.71953939709953">
            <text:p>8.719539397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34">
            <text:p>1034</text:p>
          </table:table-cell>
          <table:table-cell office:value-type="float" office:value="2363">
            <text:p>2363</text:p>
          </table:table-cell>
          <table:table-cell office:value-type="float" office:value="81">
            <text:p>81</text:p>
          </table:table-cell>
          <table:table-cell office:value-type="float" office:value="43.75">
            <text:p>43.75</text:p>
          </table:table-cell>
          <table:table-cell office:value-type="float" office:value="68.625">
            <text:p>68.625</text:p>
          </table:table-cell>
          <table:table-cell office:value-type="float" office:value="0.246951219512195">
            <text:p>0.2469512195</text:p>
          </table:table-cell>
          <table:table-cell office:value-type="float" office:value="0.0423114119922631">
            <text:p>0.042311412</text:p>
          </table:table-cell>
          <table:table-cell office:value-type="float" office:value="0.0290414727041896">
            <text:p>0.0290414727</text:p>
          </table:table-cell>
          <table:table-cell office:value-type="float" office:value="1.98385968173706">
            <text:p>1.9838596817</text:p>
          </table:table-cell>
          <table:table-cell office:value-type="float" office:value="1.15159884291909">
            <text:p>1.1515988429</text:p>
          </table:table-cell>
          <table:table-cell office:value-type="float" office:value="1.10329823245285">
            <text:p>1.1032982325</text:p>
          </table:table-cell>
          <table:table-cell office:value-type="float" office:value="3.14065391889314">
            <text:p>3.1406539189</text:p>
          </table:table-cell>
          <table:table-cell office:value-type="float" office:value="16.7262184541164">
            <text:p>16.7262184541</text:p>
          </table:table-cell>
          <table:table-cell office:value-type="float" office:value="24.2124141822073">
            <text:p>24.212414182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66">
            <text:p>1166</text:p>
          </table:table-cell>
          <table:table-cell office:value-type="float" office:value="2850">
            <text:p>2850</text:p>
          </table:table-cell>
          <table:table-cell office:value-type="float" office:value="101">
            <text:p>101</text:p>
          </table:table-cell>
          <table:table-cell office:value-type="float" office:value="197">
            <text:p>197</text:p>
          </table:table-cell>
          <table:table-cell office:value-type="float" office:value="95.25">
            <text:p>95.25</text:p>
          </table:table-cell>
          <table:table-cell office:value-type="float" office:value="0.280555555555556">
            <text:p>0.2805555556</text:p>
          </table:table-cell>
          <table:table-cell office:value-type="float" office:value="0.168953687821612">
            <text:p>0.1689536878</text:p>
          </table:table-cell>
          <table:table-cell office:value-type="float" office:value="0.0334210526315789">
            <text:p>0.0334210526</text:p>
          </table:table-cell>
          <table:table-cell office:value-type="float" office:value="2.13621882716049">
            <text:p>2.1362188272</text:p>
          </table:table-cell>
          <table:table-cell office:value-type="float" office:value="1.64728679068755">
            <text:p>1.6472867907</text:p>
          </table:table-cell>
          <table:table-cell office:value-type="float" office:value="1.11916293905817">
            <text:p>1.1191629391</text:p>
          </table:table-cell>
          <table:table-cell office:value-type="float" office:value="2.80292747982549">
            <text:p>2.8029274798</text:p>
          </table:table-cell>
          <table:table-cell office:value-type="float" office:value="4.44014690312645">
            <text:p>4.4401469031</text:p>
          </table:table-cell>
          <table:table-cell office:value-type="float" office:value="21.0845116054805">
            <text:p>21.084511605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50">
            <text:p>1150</text:p>
          </table:table-cell>
          <table:table-cell office:value-type="float" office:value="3021">
            <text:p>3021</text:p>
          </table:table-cell>
          <table:table-cell office:value-type="float" office:value="128.375">
            <text:p>128.375</text:p>
          </table:table-cell>
          <table:table-cell office:value-type="float" office:value="75">
            <text:p>75</text:p>
          </table:table-cell>
          <table:table-cell office:value-type="float" office:value="196.875">
            <text:p>196.875</text:p>
          </table:table-cell>
          <table:table-cell office:value-type="float" office:value="0.345094086021505">
            <text:p>0.345094086</text:p>
          </table:table-cell>
          <table:table-cell office:value-type="float" office:value="0.0652173913043478">
            <text:p>0.0652173913</text:p>
          </table:table-cell>
          <table:table-cell office:value-type="float" office:value="0.0651688182720953">
            <text:p>0.0651688183</text:p>
          </table:table-cell>
          <table:table-cell office:value-type="float" office:value="2.44124556036102">
            <text:p>2.4412455604</text:p>
          </table:table-cell>
          <table:table-cell office:value-type="float" office:value="1.23659735349716">
            <text:p>1.2365973535</text:p>
          </table:table-cell>
          <table:table-cell office:value-type="float" office:value="1.2364149347073">
            <text:p>1.2364149347</text:p>
          </table:table-cell>
          <table:table-cell office:value-type="float" office:value="2.33804869048242">
            <text:p>2.3380486905</text:p>
          </table:table-cell>
          <table:table-cell office:value-type="float" office:value="10.9711812451598">
            <text:p>10.9711812452</text:p>
          </table:table-cell>
          <table:table-cell office:value-type="float" office:value="10.9791055606697">
            <text:p>10.979105560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02">
            <text:p>602</text:p>
          </table:table-cell>
          <table:table-cell office:value-type="float" office:value="1348">
            <text:p>1348</text:p>
          </table:table-cell>
          <table:table-cell office:value-type="float" office:value="3346">
            <text:p>3346</text:p>
          </table:table-cell>
          <table:table-cell office:value-type="float" office:value="86.25">
            <text:p>86.25</text:p>
          </table:table-cell>
          <table:table-cell office:value-type="float" office:value="248.5">
            <text:p>248.5</text:p>
          </table:table-cell>
          <table:table-cell office:value-type="float" office:value="260">
            <text:p>260</text:p>
          </table:table-cell>
          <table:table-cell office:value-type="float" office:value="0.143272425249169">
            <text:p>0.1432724252</text:p>
          </table:table-cell>
          <table:table-cell office:value-type="float" office:value="0.184347181008902">
            <text:p>0.184347181</text:p>
          </table:table-cell>
          <table:table-cell office:value-type="float" office:value="0.0777047220561865">
            <text:p>0.0777047221</text:p>
          </table:table-cell>
          <table:table-cell office:value-type="float" office:value="1.54168638453218">
            <text:p>1.5416863845</text:p>
          </table:table-cell>
          <table:table-cell office:value-type="float" office:value="1.71182354449718">
            <text:p>1.7118235445</text:p>
          </table:table-cell>
          <table:table-cell office:value-type="float" office:value="1.28380105390312">
            <text:p>1.2838010539</text:p>
          </table:table-cell>
          <table:table-cell office:value-type="float" office:value="5.17680824721113">
            <text:p>5.1768082472</text:p>
          </table:table-cell>
          <table:table-cell office:value-type="float" office:value="4.09681500822572">
            <text:p>4.0968150082</text:p>
          </table:table-cell>
          <table:table-cell office:value-type="float" office:value="9.26252246359154">
            <text:p>9.262522463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81">
            <text:p>781</text:p>
          </table:table-cell>
          <table:table-cell office:value-type="float" office:value="1482">
            <text:p>1482</text:p>
          </table:table-cell>
          <table:table-cell office:value-type="float" office:value="3405">
            <text:p>3405</text:p>
          </table:table-cell>
          <table:table-cell office:value-type="float" office:value="97.875">
            <text:p>97.875</text:p>
          </table:table-cell>
          <table:table-cell office:value-type="float" office:value="153.25">
            <text:p>153.25</text:p>
          </table:table-cell>
          <table:table-cell office:value-type="float" office:value="146">
            <text:p>146</text:p>
          </table:table-cell>
          <table:table-cell office:value-type="float" office:value="0.125320102432778">
            <text:p>0.1253201024</text:p>
          </table:table-cell>
          <table:table-cell office:value-type="float" office:value="0.103407557354926">
            <text:p>0.1034075574</text:p>
          </table:table-cell>
          <table:table-cell office:value-type="float" office:value="0.0428781204111601">
            <text:p>0.0428781204</text:p>
          </table:table-cell>
          <table:table-cell office:value-type="float" office:value="1.4694024095393">
            <text:p>1.4694024095</text:p>
          </table:table-cell>
          <table:table-cell office:value-type="float" office:value="1.38288497166174">
            <text:p>1.3828849717</text:p>
          </table:table-cell>
          <table:table-cell office:value-type="float" office:value="1.15367694653065">
            <text:p>1.1536769465</text:p>
          </table:table-cell>
          <table:table-cell office:value-type="float" office:value="5.87076884364345">
            <text:p>5.8707688436</text:p>
          </table:table-cell>
          <table:table-cell office:value-type="float" office:value="7.04395166964246">
            <text:p>7.0439516696</text:p>
          </table:table-cell>
          <table:table-cell office:value-type="float" office:value="16.509670126446">
            <text:p>16.509670126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25">
            <text:p>825</text:p>
          </table:table-cell>
          <table:table-cell office:value-type="float" office:value="1642">
            <text:p>1642</text:p>
          </table:table-cell>
          <table:table-cell office:value-type="float" office:value="3970">
            <text:p>3970</text:p>
          </table:table-cell>
          <table:table-cell office:value-type="float" office:value="-4.625">
            <text:p>-4.625</text:p>
          </table:table-cell>
          <table:table-cell office:value-type="float" office:value="79.25">
            <text:p>79.25</text:p>
          </table:table-cell>
          <table:table-cell office:value-type="float" office:value="159.25">
            <text:p>159.25</text:p>
          </table:table-cell>
          <table:table-cell office:value-type="float" office:value="-0.00560606060606061">
            <text:p>-0.0056060606</text:p>
          </table:table-cell>
          <table:table-cell office:value-type="float" office:value="0.0482643118148599">
            <text:p>0.0482643118</text:p>
          </table:table-cell>
          <table:table-cell office:value-type="float" office:value="0.0401133501259446">
            <text:p>0.0401133501</text:p>
          </table:table-cell>
          <table:table-cell office:value-type="float" office:value="0.980440386593205">
            <text:p>0.9804403866</text:p>
          </table:table-cell>
          <table:table-cell office:value-type="float" office:value="1.17349080119014">
            <text:p>1.1734908012</text:p>
          </table:table-cell>
          <table:table-cell office:value-type="float" office:value="1.14355052392313">
            <text:p>1.1435505239</text:p>
          </table:table-cell>
          <table:table-cell office:value-type="float" office:value="0">
            <text:p>0</text:p>
          </table:table-cell>
          <table:table-cell office:value-type="float" office:value="14.7053358238323">
            <text:p>14.7053358238</text:p>
          </table:table-cell>
          <table:table-cell office:value-type="float" office:value="17.624014949093">
            <text:p>17.624014949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84">
            <text:p>884</text:p>
          </table:table-cell>
          <table:table-cell office:value-type="float" office:value="1734">
            <text:p>1734</text:p>
          </table:table-cell>
          <table:table-cell office:value-type="float" office:value="3958">
            <text:p>3958</text:p>
          </table:table-cell>
          <table:table-cell office:value-type="float" office:value="42.5">
            <text:p>42.5</text:p>
          </table:table-cell>
          <table:table-cell office:value-type="float" office:value="121.125">
            <text:p>121.125</text:p>
          </table:table-cell>
          <table:table-cell office:value-type="float" office:value="339.75">
            <text:p>339.75</text:p>
          </table:table-cell>
          <table:table-cell office:value-type="float" office:value="0.0480769230769231">
            <text:p>0.0480769231</text:p>
          </table:table-cell>
          <table:table-cell office:value-type="float" office:value="0.0698529411764706">
            <text:p>0.0698529412</text:p>
          </table:table-cell>
          <table:table-cell office:value-type="float" office:value="0.0858388074785245">
            <text:p>0.0858388075</text:p>
          </table:table-cell>
          <table:table-cell office:value-type="float" office:value="1.17279955621302">
            <text:p>1.1727995562</text:p>
          </table:table-cell>
          <table:table-cell office:value-type="float" office:value="1.25404898356401">
            <text:p>1.2540489836</text:p>
          </table:table-cell>
          <table:table-cell office:value-type="float" office:value="1.31487769587873">
            <text:p>1.3148776959</text:p>
          </table:table-cell>
          <table:table-cell office:value-type="float" office:value="14.7613227038954">
            <text:p>14.7613227039</text:p>
          </table:table-cell>
          <table:table-cell office:value-type="float" office:value="10.2656228202763">
            <text:p>10.2656228203</text:p>
          </table:table-cell>
          <table:table-cell office:value-type="float" office:value="8.4168033834099">
            <text:p>8.416803383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1803">
            <text:p>1803</text:p>
          </table:table-cell>
          <table:table-cell office:value-type="float" office:value="4273">
            <text:p>4273</text:p>
          </table:table-cell>
          <table:table-cell office:value-type="float" office:value="90.5">
            <text:p>90.5</text:p>
          </table:table-cell>
          <table:table-cell office:value-type="float" office:value="122.375">
            <text:p>122.375</text:p>
          </table:table-cell>
          <table:table-cell office:value-type="float" office:value="139.25">
            <text:p>139.25</text:p>
          </table:table-cell>
          <table:table-cell office:value-type="float" office:value="0.100555555555556">
            <text:p>0.1005555556</text:p>
          </table:table-cell>
          <table:table-cell office:value-type="float" office:value="0.0678729894620078">
            <text:p>0.0678729895</text:p>
          </table:table-cell>
          <table:table-cell office:value-type="float" office:value="0.0325883454247601">
            <text:p>0.0325883454</text:p>
          </table:table-cell>
          <table:table-cell office:value-type="float" office:value="1.37176282716049">
            <text:p>1.3717628272</text:p>
          </table:table-cell>
          <table:table-cell office:value-type="float" office:value="1.24658467880611">
            <text:p>1.2465846788</text:p>
          </table:table-cell>
          <table:table-cell office:value-type="float" office:value="1.11614072949141">
            <text:p>1.1161407295</text:p>
          </table:table-cell>
          <table:table-cell office:value-type="float" office:value="7.23421632081715">
            <text:p>7.2342163208</text:p>
          </table:table-cell>
          <table:table-cell office:value-type="float" office:value="10.55519634497">
            <text:p>10.555196345</text:p>
          </table:table-cell>
          <table:table-cell office:value-type="float" office:value="21.6145087175273">
            <text:p>21.61450871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908">
            <text:p>908</text:p>
          </table:table-cell>
          <table:table-cell office:value-type="float" office:value="1900">
            <text:p>1900</text:p>
          </table:table-cell>
          <table:table-cell office:value-type="float" office:value="5200">
            <text:p>5200</text:p>
          </table:table-cell>
          <table:table-cell office:value-type="float" office:value="32.125">
            <text:p>32.125</text:p>
          </table:table-cell>
          <table:table-cell office:value-type="float" office:value="173.25">
            <text:p>173.25</text:p>
          </table:table-cell>
          <table:table-cell office:value-type="float" office:value="93.625">
            <text:p>93.625</text:p>
          </table:table-cell>
          <table:table-cell office:value-type="float" office:value="0.0353799559471366">
            <text:p>0.0353799559</text:p>
          </table:table-cell>
          <table:table-cell office:value-type="float" office:value="0.0911842105263158">
            <text:p>0.0911842105</text:p>
          </table:table-cell>
          <table:table-cell office:value-type="float" office:value="0.0180048076923077">
            <text:p>0.0180048077</text:p>
          </table:table-cell>
          <table:table-cell office:value-type="float" office:value="1.12628325872931">
            <text:p>1.1262832587</text:p>
          </table:table-cell>
          <table:table-cell office:value-type="float" office:value="1.33544127493075">
            <text:p>1.3354412749</text:p>
          </table:table-cell>
          <table:table-cell office:value-type="float" office:value="1.06365220619915">
            <text:p>1.0636522062</text:p>
          </table:table-cell>
          <table:table-cell office:value-type="float" office:value="19.9360871914601">
            <text:p>19.9360871915</text:p>
          </table:table-cell>
          <table:table-cell office:value-type="float" office:value="7.94314779164403">
            <text:p>7.94314779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76">
            <text:p>976</text:p>
          </table:table-cell>
          <table:table-cell office:value-type="float" office:value="1846">
            <text:p>1846</text:p>
          </table:table-cell>
          <table:table-cell office:value-type="float" office:value="3809">
            <text:p>3809</text:p>
          </table:table-cell>
          <table:table-cell office:value-type="float" office:value="68.625">
            <text:p>68.625</text:p>
          </table:table-cell>
          <table:table-cell office:value-type="float" office:value="19.125">
            <text:p>19.125</text:p>
          </table:table-cell>
          <table:table-cell office:value-type="float" office:value="84.75">
            <text:p>84.75</text:p>
          </table:table-cell>
          <table:table-cell office:value-type="float" office:value="0.0703125">
            <text:p>0.0703125</text:p>
          </table:table-cell>
          <table:table-cell office:value-type="float" office:value="0.0103602383531961">
            <text:p>0.0103602384</text:p>
          </table:table-cell>
          <table:table-cell office:value-type="float" office:value="0.0222499343659753">
            <text:p>0.0222499344</text:p>
          </table:table-cell>
          <table:table-cell office:value-type="float" office:value="1.25578369140625">
            <text:p>1.2557836914</text:p>
          </table:table-cell>
          <table:table-cell office:value-type="float" office:value="1.03647120993211">
            <text:p>1.0364712099</text:p>
          </table:table-cell>
          <table:table-cell office:value-type="float" office:value="1.07884508705632">
            <text:p>1.0788450871</text:p>
          </table:table-cell>
          <table:table-cell office:value-type="float" office:value="10.2007421427805">
            <text:p>10.2007421428</text:p>
          </table:table-cell>
          <table:table-cell office:value-type="float" office:value="0">
            <text:p>0</text:p>
          </table:table-cell>
          <table:table-cell office:value-type="float" office:value="31.4980766513822">
            <text:p>31.498076651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232">
            <text:p>1232</text:p>
          </table:table-cell>
          <table:table-cell office:value-type="float" office:value="2174">
            <text:p>2174</text:p>
          </table:table-cell>
          <table:table-cell office:value-type="float" office:value="4295">
            <text:p>4295</text:p>
          </table:table-cell>
          <table:table-cell office:value-type="float" office:value="46">
            <text:p>46</text:p>
          </table:table-cell>
          <table:table-cell office:value-type="float" office:value="152.5">
            <text:p>152.5</text:p>
          </table:table-cell>
          <table:table-cell office:value-type="float" office:value="250.75">
            <text:p>250.75</text:p>
          </table:table-cell>
          <table:table-cell office:value-type="float" office:value="0.0373376623376623">
            <text:p>0.0373376623</text:p>
          </table:table-cell>
          <table:table-cell office:value-type="float" office:value="0.0701471941122355">
            <text:p>0.0701471941</text:p>
          </table:table-cell>
          <table:table-cell office:value-type="float" office:value="0.0583818393480792">
            <text:p>0.0583818393</text:p>
          </table:table-cell>
          <table:table-cell office:value-type="float" office:value="1.13341425619835">
            <text:p>1.1334142562</text:p>
          </table:table-cell>
          <table:table-cell office:value-type="float" office:value="1.25515961192279">
            <text:p>1.2551596119</text:p>
          </table:table-cell>
          <table:table-cell office:value-type="float" office:value="1.21101697848298">
            <text:p>1.2110169785</text:p>
          </table:table-cell>
          <table:table-cell office:value-type="float" office:value="18.90874592343">
            <text:p>18.9087459234</text:p>
          </table:table-cell>
          <table:table-cell office:value-type="float" office:value="10.2239822249231">
            <text:p>10.2239822249</text:p>
          </table:table-cell>
          <table:table-cell office:value-type="float" office:value="12.2159468775302">
            <text:p>12.215946877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218">
            <text:p>1218</text:p>
          </table:table-cell>
          <table:table-cell office:value-type="float" office:value="2315">
            <text:p>2315</text:p>
          </table:table-cell>
          <table:table-cell office:value-type="float" office:value="4233">
            <text:p>4233</text:p>
          </table:table-cell>
          <table:table-cell office:value-type="float" office:value="107.25">
            <text:p>107.25</text:p>
          </table:table-cell>
          <table:table-cell office:value-type="float" office:value="129.875">
            <text:p>129.875</text:p>
          </table:table-cell>
          <table:table-cell office:value-type="float" office:value="96.75">
            <text:p>96.75</text:p>
          </table:table-cell>
          <table:table-cell office:value-type="float" office:value="0.0880541871921182">
            <text:p>0.0880541872</text:p>
          </table:table-cell>
          <table:table-cell office:value-type="float" office:value="0.0561015118790497">
            <text:p>0.0561015119</text:p>
          </table:table-cell>
          <table:table-cell office:value-type="float" office:value="0.0228561304039688">
            <text:p>0.0228561304</text:p>
          </table:table-cell>
          <table:table-cell office:value-type="float" office:value="1.32338659334126">
            <text:p>1.3233865933</text:p>
          </table:table-cell>
          <table:table-cell office:value-type="float" office:value="1.2025241556615">
            <text:p>1.2025241557</text:p>
          </table:table-cell>
          <table:table-cell office:value-type="float" office:value="1.0810203657001">
            <text:p>1.0810203657</text:p>
          </table:table-cell>
          <table:table-cell office:value-type="float" office:value="8.21352487955321">
            <text:p>8.2135248796</text:p>
          </table:table-cell>
          <table:table-cell office:value-type="float" office:value="12.698652579372">
            <text:p>12.6986525794</text:p>
          </table:table-cell>
          <table:table-cell office:value-type="float" office:value="30.6718006990715">
            <text:p>30.671800699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1352">
            <text:p>1352</text:p>
          </table:table-cell>
          <table:table-cell office:value-type="float" office:value="2366">
            <text:p>2366</text:p>
          </table:table-cell>
          <table:table-cell office:value-type="float" office:value="3932">
            <text:p>3932</text:p>
          </table:table-cell>
          <table:table-cell office:value-type="float" office:value="26.375">
            <text:p>26.375</text:p>
          </table:table-cell>
          <table:table-cell office:value-type="float" office:value="194.375">
            <text:p>194.375</text:p>
          </table:table-cell>
          <table:table-cell office:value-type="float" office:value="-47.875">
            <text:p>-47.875</text:p>
          </table:table-cell>
          <table:table-cell office:value-type="float" office:value="0.0195081360946746">
            <text:p>0.0195081361</text:p>
          </table:table-cell>
          <table:table-cell office:value-type="float" office:value="0.0821534234995773">
            <text:p>0.0821534235</text:p>
          </table:table-cell>
          <table:table-cell office:value-type="float" office:value="-0.0121757375381485">
            <text:p>-0.0121757375</text:p>
          </table:table-cell>
          <table:table-cell office:value-type="float" office:value="1.06902438838418">
            <text:p>1.0690243884</text:p>
          </table:table-cell>
          <table:table-cell office:value-type="float" office:value="1.30076538483421">
            <text:p>1.3007653848</text:p>
          </table:table-cell>
          <table:table-cell office:value-type="float" office:value="0.957675485842292">
            <text:p>0.9576754858</text:p>
          </table:table-cell>
          <table:table-cell office:value-type="float" office:value="0">
            <text:p>0</text:p>
          </table:table-cell>
          <table:table-cell office:value-type="float" office:value="8.77924175066641">
            <text:p>8.7792417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342">
            <text:p>1342</text:p>
          </table:table-cell>
          <table:table-cell office:value-type="float" office:value="2373">
            <text:p>2373</text:p>
          </table:table-cell>
          <table:table-cell office:value-type="float" office:value="4351">
            <text:p>4351</text:p>
          </table:table-cell>
          <table:table-cell office:value-type="float" office:value="108.125">
            <text:p>108.125</text:p>
          </table:table-cell>
          <table:table-cell office:value-type="float" office:value="173.25">
            <text:p>173.25</text:p>
          </table:table-cell>
          <table:table-cell office:value-type="float" office:value="-61">
            <text:p>-61</text:p>
          </table:table-cell>
          <table:table-cell office:value-type="float" office:value="0.080570044709389">
            <text:p>0.0805700447</text:p>
          </table:table-cell>
          <table:table-cell office:value-type="float" office:value="0.0730088495575221">
            <text:p>0.0730088496</text:p>
          </table:table-cell>
          <table:table-cell office:value-type="float" office:value="-0.0140197655711331">
            <text:p>-0.0140197656</text:p>
          </table:table-cell>
          <table:table-cell office:value-type="float" office:value="1.29471855940763">
            <text:p>1.2947185594</text:p>
          </table:table-cell>
          <table:table-cell office:value-type="float" office:value="1.2659783459942">
            <text:p>1.265978346</text:p>
          </table:table-cell>
          <table:table-cell office:value-type="float" office:value="0.951316066001307">
            <text:p>0.951316066</text:p>
          </table:table-cell>
          <table:table-cell office:value-type="float" office:value="8.9451364152463">
            <text:p>8.9451364152</text:p>
          </table:table-cell>
          <table:table-cell office:value-type="float" office:value="9.83651953792242">
            <text:p>9.83651953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416">
            <text:p>1416</text:p>
          </table:table-cell>
          <table:table-cell office:value-type="float" office:value="2555">
            <text:p>2555</text:p>
          </table:table-cell>
          <table:table-cell office:value-type="float" office:value="4774">
            <text:p>4774</text:p>
          </table:table-cell>
          <table:table-cell office:value-type="float" office:value="98.5">
            <text:p>98.5</text:p>
          </table:table-cell>
          <table:table-cell office:value-type="float" office:value="-16.875">
            <text:p>-16.875</text:p>
          </table:table-cell>
          <table:table-cell office:value-type="float" office:value="-109.875">
            <text:p>-109.875</text:p>
          </table:table-cell>
          <table:table-cell office:value-type="float" office:value="0.0695621468926554">
            <text:p>0.0695621469</text:p>
          </table:table-cell>
          <table:table-cell office:value-type="float" office:value="-0.00660469667318982">
            <text:p>-0.0066046967</text:p>
          </table:table-cell>
          <table:table-cell office:value-type="float" office:value="-0.0230152911604525">
            <text:p>-0.0230152912</text:p>
          </table:table-cell>
          <table:table-cell office:value-type="float" office:value="1.25295174299371">
            <text:p>1.252951743</text:p>
          </table:table-cell>
          <table:table-cell office:value-type="float" office:value="0.976969060799399">
            <text:p>0.9769690608</text:p>
          </table:table-cell>
          <table:table-cell office:value-type="float" office:value="0.920484700047729">
            <text:p>0.9204847</text:p>
          </table:table-cell>
          <table:table-cell office:value-type="float" office:value="10.3071199426515">
            <text:p>10.3071199427</text:p>
          </table:table-cell>
          <table:table-cell office:value-type="float" office:value="0">
            <text:p>0</text:p>
          </table:table-cell>
          <table:table-cell office:value-type="float" office:value="-29.7688927547138">
            <text:p>-29.768892754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596">
            <text:p>1596</text:p>
          </table:table-cell>
          <table:table-cell office:value-type="float" office:value="2726">
            <text:p>2726</text:p>
          </table:table-cell>
          <table:table-cell office:value-type="float" office:value="4323">
            <text:p>4323</text:p>
          </table:table-cell>
          <table:table-cell office:value-type="float" office:value="89.125">
            <text:p>89.125</text:p>
          </table:table-cell>
          <table:table-cell office:value-type="float" office:value="56.375">
            <text:p>56.375</text:p>
          </table:table-cell>
          <table:table-cell office:value-type="float" office:value="145.875">
            <text:p>145.875</text:p>
          </table:table-cell>
          <table:table-cell office:value-type="float" office:value="0.0558427318295739">
            <text:p>0.0558427318</text:p>
          </table:table-cell>
          <table:table-cell office:value-type="float" office:value="0.0206804842259721">
            <text:p>0.0206804842</text:p>
          </table:table-cell>
          <table:table-cell office:value-type="float" office:value="0.0337439278278973">
            <text:p>0.0337439278</text:p>
          </table:table-cell>
          <table:table-cell office:value-type="float" office:value="1.20156164637196">
            <text:p>1.2015616464</text:p>
          </table:table-cell>
          <table:table-cell office:value-type="float" office:value="1.07321995234943">
            <text:p>1.0732199523</text:p>
          </table:table-cell>
          <table:table-cell office:value-type="float" office:value="1.12033550662154">
            <text:p>1.1203355066</text:p>
          </table:table-cell>
          <table:table-cell office:value-type="float" office:value="12.7559219452758">
            <text:p>12.7559219453</text:p>
          </table:table-cell>
          <table:table-cell office:value-type="float" office:value="33.8623617714276">
            <text:p>33.8623617714</text:p>
          </table:table-cell>
          <table:table-cell office:value-type="float" office:value="20.8860466316354">
            <text:p>20.886046631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36">
            <text:p>36</text:p>
          </table:table-cell>
          <table:table-cell office:value-type="float" office:value="1742">
            <text:p>1742</text:p>
          </table:table-cell>
          <table:table-cell office:value-type="float" office:value="2524">
            <text:p>2524</text:p>
          </table:table-cell>
          <table:table-cell office:value-type="float" office:value="3690">
            <text:p>3690</text:p>
          </table:table-cell>
          <table:table-cell office:value-type="float" office:value="71.375">
            <text:p>71.375</text:p>
          </table:table-cell>
          <table:table-cell office:value-type="float" office:value="77">
            <text:p>77</text:p>
          </table:table-cell>
          <table:table-cell office:value-type="float" office:value="-11.125">
            <text:p>-11.125</text:p>
          </table:table-cell>
          <table:table-cell office:value-type="float" office:value="0.0409730195177956">
            <text:p>0.0409730195</text:p>
          </table:table-cell>
          <table:table-cell office:value-type="float" office:value="0.0305071315372425">
            <text:p>0.0305071315</text:p>
          </table:table-cell>
          <table:table-cell office:value-type="float" office:value="-0.00301490514905149">
            <text:p>-0.0030149051</text:p>
          </table:table-cell>
          <table:table-cell office:value-type="float" office:value="1.14669599343596">
            <text:p>1.1466959934</text:p>
          </table:table-cell>
          <table:table-cell office:value-type="float" office:value="1.10859910312662">
            <text:p>1.1085991031</text:p>
          </table:table-cell>
          <table:table-cell office:value-type="float" office:value="0.989465647698313">
            <text:p>0.9894656477</text:p>
          </table:table-cell>
          <table:table-cell office:value-type="float" office:value="17.2614154690029">
            <text:p>17.261415469</text:p>
          </table:table-cell>
          <table:table-cell office:value-type="float" office:value="23.0656622642335">
            <text:p>23.06566226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598">
            <text:p>1598</text:p>
          </table:table-cell>
          <table:table-cell office:value-type="float" office:value="2516">
            <text:p>2516</text:p>
          </table:table-cell>
          <table:table-cell office:value-type="float" office:value="3913">
            <text:p>3913</text:p>
          </table:table-cell>
          <table:table-cell office:value-type="float" office:value="14.75">
            <text:p>14.75</text:p>
          </table:table-cell>
          <table:table-cell office:value-type="float" office:value="-51.5">
            <text:p>-51.5</text:p>
          </table:table-cell>
          <table:table-cell office:value-type="float" office:value="-61.75">
            <text:p>-61.75</text:p>
          </table:table-cell>
          <table:table-cell office:value-type="float" office:value="0.00923028785982478">
            <text:p>0.0092302879</text:p>
          </table:table-cell>
          <table:table-cell office:value-type="float" office:value="-0.0204689984101749">
            <text:p>-0.0204689984</text:p>
          </table:table-cell>
          <table:table-cell office:value-type="float" office:value="-0.01578073089701">
            <text:p>-0.0157807309</text:p>
          </table:table-cell>
          <table:table-cell office:value-type="float" office:value="1.03247299600878">
            <text:p>1.032472996</text:p>
          </table:table-cell>
          <table:table-cell office:value-type="float" office:value="0.929179706160383">
            <text:p>0.9291797062</text:p>
          </table:table-cell>
          <table:table-cell office:value-type="float" office:value="0.945255543537047">
            <text:p>0.9452555435</text:p>
          </table:table-cell>
          <table:table-cell office:value-type="float" office:value="0">
            <text:p>0</text:p>
          </table:table-cell>
          <table:table-cell office:value-type="float" office:value="-33.5154998974865">
            <text:p>-33.51549989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6">
            <text:p>46</text:p>
          </table:table-cell>
          <table:table-cell office:value-type="float" office:value="1843">
            <text:p>1843</text:p>
          </table:table-cell>
          <table:table-cell office:value-type="float" office:value="2754">
            <text:p>2754</text:p>
          </table:table-cell>
          <table:table-cell office:value-type="float" office:value="4628">
            <text:p>4628</text:p>
          </table:table-cell>
          <table:table-cell office:value-type="float" office:value="-60">
            <text:p>-60</text:p>
          </table:table-cell>
          <table:table-cell office:value-type="float" office:value="127.5">
            <text:p>127.5</text:p>
          </table:table-cell>
          <table:table-cell office:value-type="float" office:value="-25">
            <text:p>-25</text:p>
          </table:table-cell>
          <table:table-cell office:value-type="float" office:value="-0.032555615843733">
            <text:p>-0.0325556158</text:p>
          </table:table-cell>
          <table:table-cell office:value-type="float" office:value="0.0462962962962963">
            <text:p>0.0462962963</text:p>
          </table:table-cell>
          <table:table-cell office:value-type="float" office:value="-0.0054019014693172">
            <text:p>-0.0054019015</text:p>
          </table:table-cell>
          <table:table-cell office:value-type="float" office:value="0.888132686067945">
            <text:p>0.8881326861</text:p>
          </table:table-cell>
          <table:table-cell office:value-type="float" office:value="1.16623799725652">
            <text:p>1.1662379973</text:p>
          </table:table-cell>
          <table:table-cell office:value-type="float" office:value="0.981150538714779">
            <text:p>0.9811505387</text:p>
          </table:table-cell>
          <table:table-cell office:value-type="float" office:value="-20.9426855635083">
            <text:p>-20.9426855635</text:p>
          </table:table-cell>
          <table:table-cell office:value-type="float" office:value="15.3159386563677">
            <text:p>15.31593865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1976">
            <text:p>1976</text:p>
          </table:table-cell>
          <table:table-cell office:value-type="float" office:value="2792">
            <text:p>2792</text:p>
          </table:table-cell>
          <table:table-cell office:value-type="float" office:value="4725">
            <text:p>4725</text:p>
          </table:table-cell>
          <table:table-cell office:value-type="float" office:value="-11.375">
            <text:p>-11.375</text:p>
          </table:table-cell>
          <table:table-cell office:value-type="float" office:value="32.5">
            <text:p>32.5</text:p>
          </table:table-cell>
          <table:table-cell office:value-type="float" office:value="-43.5">
            <text:p>-43.5</text:p>
          </table:table-cell>
          <table:table-cell office:value-type="float" office:value="-0.00575657894736842">
            <text:p>-0.0057565789</text:p>
          </table:table-cell>
          <table:table-cell office:value-type="float" office:value="0.0116404011461318">
            <text:p>0.0116404011</text:p>
          </table:table-cell>
          <table:table-cell office:value-type="float" office:value="-0.00920634920634921">
            <text:p>-0.0092063492</text:p>
          </table:table-cell>
          <table:table-cell office:value-type="float" office:value="0.979916924558518">
            <text:p>0.9799169246</text:p>
          </table:table-cell>
          <table:table-cell office:value-type="float" office:value="1.04100698193159">
            <text:p>1.0410069819</text:p>
          </table:table-cell>
          <table:table-cell office:value-type="float" office:value="0.967943901234568">
            <text:p>0.96794390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802">
            <text:p>1802</text:p>
          </table:table-cell>
          <table:table-cell office:value-type="float" office:value="2614">
            <text:p>2614</text:p>
          </table:table-cell>
          <table:table-cell office:value-type="float" office:value="4500">
            <text:p>4500</text:p>
          </table:table-cell>
          <table:table-cell office:value-type="float" office:value="41.125">
            <text:p>41.125</text:p>
          </table:table-cell>
          <table:table-cell office:value-type="float" office:value="75">
            <text:p>75</text:p>
          </table:table-cell>
          <table:table-cell office:value-type="float" office:value="27.625">
            <text:p>27.625</text:p>
          </table:table-cell>
          <table:table-cell office:value-type="float" office:value="0.0228218645948946">
            <text:p>0.0228218646</text:p>
          </table:table-cell>
          <table:table-cell office:value-type="float" office:value="0.0286916602907422">
            <text:p>0.0286916603</text:p>
          </table:table-cell>
          <table:table-cell office:value-type="float" office:value="0.00613888888888889">
            <text:p>0.0061388889</text:p>
          </table:table-cell>
          <table:table-cell office:value-type="float" office:value="1.08089736758916">
            <text:p>1.0808973676</text:p>
          </table:table-cell>
          <table:table-cell office:value-type="float" office:value="1.10203430530327">
            <text:p>1.1020343053</text:p>
          </table:table-cell>
          <table:table-cell office:value-type="float" office:value="1.02155997558642">
            <text:p>1.0215599756</text:p>
          </table:table-cell>
          <table:table-cell office:value-type="float" office:value="30.7173363005853">
            <text:p>30.7173363006</text:p>
          </table:table-cell>
          <table:table-cell office:value-type="float" office:value="24.503429379976">
            <text:p>24.503429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1596">
            <text:p>1596</text:p>
          </table:table-cell>
          <table:table-cell office:value-type="float" office:value="2593">
            <text:p>2593</text:p>
          </table:table-cell>
          <table:table-cell office:value-type="float" office:value="4365">
            <text:p>4365</text:p>
          </table:table-cell>
          <table:table-cell office:value-type="float" office:value="-143.375">
            <text:p>-143.375</text:p>
          </table:table-cell>
          <table:table-cell office:value-type="float" office:value="-139.125">
            <text:p>-139.125</text:p>
          </table:table-cell>
          <table:table-cell office:value-type="float" office:value="225">
            <text:p>225</text:p>
          </table:table-cell>
          <table:table-cell office:value-type="float" office:value="-0.0898339598997494">
            <text:p>-0.0898339599</text:p>
          </table:table-cell>
          <table:table-cell office:value-type="float" office:value="-0.0536540686463556">
            <text:p>-0.0536540686</text:p>
          </table:table-cell>
          <table:table-cell office:value-type="float" office:value="0.0515463917525773">
            <text:p>0.0515463918</text:p>
          </table:table-cell>
          <table:table-cell office:value-type="float" office:value="0.701398615439366">
            <text:p>0.7013986154</text:p>
          </table:table-cell>
          <table:table-cell office:value-type="float" office:value="0.817853127539079">
            <text:p>0.8178531275</text:p>
          </table:table-cell>
          <table:table-cell office:value-type="float" office:value="1.18562015091933">
            <text:p>1.1856201509</text:p>
          </table:table-cell>
          <table:table-cell office:value-type="float" office:value="-7.36386042388845">
            <text:p>-7.3638604239</text:p>
          </table:table-cell>
          <table:table-cell office:value-type="float" office:value="-12.5690597603728">
            <text:p>-12.5690597604</text:p>
          </table:table-cell>
          <table:table-cell office:value-type="float" office:value="13.7907257779517">
            <text:p>13.79072577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1472">
            <text:p>1472</text:p>
          </table:table-cell>
          <table:table-cell office:value-type="float" office:value="2652">
            <text:p>2652</text:p>
          </table:table-cell>
          <table:table-cell office:value-type="float" office:value="4680">
            <text:p>4680</text:p>
          </table:table-cell>
          <table:table-cell office:value-type="float" office:value="-229.125">
            <text:p>-229.125</text:p>
          </table:table-cell>
          <table:table-cell office:value-type="float" office:value="68">
            <text:p>68</text:p>
          </table:table-cell>
          <table:table-cell office:value-type="float" office:value="270">
            <text:p>270</text:p>
          </table:table-cell>
          <table:table-cell office:value-type="float" office:value="-0.155655570652174">
            <text:p>-0.1556555707</text:p>
          </table:table-cell>
          <table:table-cell office:value-type="float" office:value="0.0256410256410256">
            <text:p>0.0256410256</text:p>
          </table:table-cell>
          <table:table-cell office:value-type="float" office:value="0.0576923076923077">
            <text:p>0.0576923077</text:p>
          </table:table-cell>
          <table:table-cell office:value-type="float" office:value="0.502693669800497">
            <text:p>0.5026936698</text:p>
          </table:table-cell>
          <table:table-cell office:value-type="float" office:value="1.0910322156476">
            <text:p>1.0910322156</text:p>
          </table:table-cell>
          <table:table-cell office:value-type="float" office:value="1.20844674556213">
            <text:p>1.2084467456</text:p>
          </table:table-cell>
          <table:table-cell office:value-type="float" office:value="-4.0967410282615">
            <text:p>-4.0967410283</text:p>
          </table:table-cell>
          <table:table-cell office:value-type="float" office:value="27.3778512338058">
            <text:p>27.3778512338</text:p>
          </table:table-cell>
          <table:table-cell office:value-type="float" office:value="12.3578850352118">
            <text:p>12.357885035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2" office:value-type="float" office:value="67">
            <text:p>67</text:p>
          </table:table-cell>
          <table:table-cell office:value-type="float" office:value="1012">
            <text:p>1012</text:p>
          </table:table-cell>
          <table:table-cell office:value-type="float" office:value="2640">
            <text:p>2640</text:p>
          </table:table-cell>
          <table:table-cell office:value-type="float" office:value="4410">
            <text:p>4410</text:p>
          </table:table-cell>
          <table:table-cell office:value-type="float" office:value="-184.5">
            <text:p>-184.5</text:p>
          </table:table-cell>
          <table:table-cell office:value-type="float" office:value="-90">
            <text:p>-90</text:p>
          </table:table-cell>
          <table:table-cell office:value-type="float" office:value="202.5">
            <text:p>202.5</text:p>
          </table:table-cell>
          <table:table-cell office:value-type="float" office:value="-0.182312252964427">
            <text:p>-0.182312253</text:p>
          </table:table-cell>
          <table:table-cell office:value-type="float" office:value="-0.0340909090909091">
            <text:p>-0.0340909091</text:p>
          </table:table-cell>
          <table:table-cell office:value-type="float" office:value="0.0459183673469388">
            <text:p>0.0459183673</text:p>
          </table:table-cell>
          <table:table-cell office:value-type="float" office:value="0.427053119483198">
            <text:p>0.4270531195</text:p>
          </table:table-cell>
          <table:table-cell office:value-type="float" office:value="0.882959710743802">
            <text:p>0.8829597107</text:p>
          </table:table-cell>
          <table:table-cell office:value-type="float" office:value="1.16484693877551">
            <text:p>1.1648469388</text:p>
          </table:table-cell>
          <table:table-cell office:value-type="float" office:value="-3.44378619800583">
            <text:p>-3.443786198</text:p>
          </table:table-cell>
          <table:table-cell office:value-type="float" office:value="-19.9837402299236">
            <text:p>-19.9837402299</text:p>
          </table:table-cell>
          <table:table-cell office:value-type="float" office:value="15.4391856875513">
            <text:p>15.439185687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690">
            <text:p>690</text:p>
          </table:table-cell>
          <table:table-cell office:value-type="float" office:value="2527">
            <text:p>2527</text:p>
          </table:table-cell>
          <table:table-cell office:value-type="float" office:value="4365">
            <text:p>4365</text:p>
          </table:table-cell>
          <table:table-cell office:value-type="float" office:value="-50.25">
            <text:p>-50.25</text:p>
          </table:table-cell>
          <table:table-cell office:value-type="float" office:value="-29.75">
            <text:p>-29.75</text:p>
          </table:table-cell>
          <table:table-cell office:value-type="float" office:value="-115.875">
            <text:p>-115.875</text:p>
          </table:table-cell>
          <table:table-cell office:value-type="float" office:value="-0.0728260869565217">
            <text:p>-0.072826087</text:p>
          </table:table-cell>
          <table:table-cell office:value-type="float" office:value="-0.0117728531855956">
            <text:p>-0.0117728532</text:p>
          </table:table-cell>
          <table:table-cell office:value-type="float" office:value="-0.0265463917525773">
            <text:p>-0.0265463918</text:p>
          </table:table-cell>
          <table:table-cell office:value-type="float" office:value="0.755503827977316">
            <text:p>0.755503828</text:p>
          </table:table-cell>
          <table:table-cell office:value-type="float" office:value="0.95906666999179">
            <text:p>0.95906667</text:p>
          </table:table-cell>
          <table:table-cell office:value-type="float" office:value="0.908468862259539">
            <text:p>0.9084688623</text:p>
          </table:table-cell>
          <table:table-cell office:value-type="float" office:value="-9.16690106519062">
            <text:p>-9.1669010652</text:p>
          </table:table-cell>
          <table:table-cell office:value-type="float" office:value="0">
            <text:p>0</text:p>
          </table:table-cell>
          <table:table-cell office:value-type="float" office:value="-25.7626593242304">
            <text:p>-25.762659324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483">
            <text:p>483</text:p>
          </table:table-cell>
          <table:table-cell office:value-type="float" office:value="2448">
            <text:p>2448</text:p>
          </table:table-cell>
          <table:table-cell office:value-type="float" office:value="4950">
            <text:p>4950</text:p>
          </table:table-cell>
          <table:table-cell office:value-type="float" office:value="117.875">
            <text:p>117.875</text:p>
          </table:table-cell>
          <table:table-cell office:value-type="float" office:value="-110.5">
            <text:p>-110.5</text:p>
          </table:table-cell>
          <table:table-cell office:value-type="float" office:value="174.375">
            <text:p>174.375</text:p>
          </table:table-cell>
          <table:table-cell office:value-type="float" office:value="0.244047619047619">
            <text:p>0.244047619</text:p>
          </table:table-cell>
          <table:table-cell office:value-type="float" office:value="-0.0451388888888889">
            <text:p>-0.0451388889</text:p>
          </table:table-cell>
          <table:table-cell office:value-type="float" office:value="0.0352272727272727">
            <text:p>0.0352272727</text:p>
          </table:table-cell>
          <table:table-cell office:value-type="float" office:value="1.97090277777778">
            <text:p>1.9709027778</text:p>
          </table:table-cell>
          <table:table-cell office:value-type="float" office:value="0.846007426697531">
            <text:p>0.8460074267</text:p>
          </table:table-cell>
          <table:table-cell office:value-type="float" office:value="1.12572773760331">
            <text:p>1.1257277376</text:p>
          </table:table-cell>
          <table:table-cell office:value-type="float" office:value="3.17418287951519">
            <text:p>3.1741828795</text:p>
          </table:table-cell>
          <table:table-cell office:value-type="float" office:value="-15.0066345013279">
            <text:p>-15.0066345013</text:p>
          </table:table-cell>
          <table:table-cell office:value-type="float" office:value="20.0210099367547">
            <text:p>20.021009936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97">
            <text:p>97</text:p>
          </table:table-cell>
          <table:table-cell office:value-type="float" office:value="506">
            <text:p>506</text:p>
          </table:table-cell>
          <table:table-cell office:value-type="float" office:value="2432">
            <text:p>2432</text:p>
          </table:table-cell>
          <table:table-cell office:value-type="float" office:value="5805">
            <text:p>5805</text:p>
          </table:table-cell>
          <table:table-cell office:value-type="float" office:value="270.25">
            <text:p>270.25</text:p>
          </table:table-cell>
          <table:table-cell office:value-type="float" office:value="-47.5">
            <text:p>-47.5</text:p>
          </table:table-cell>
          <table:table-cell office:value-type="float" office:value="33.75">
            <text:p>33.75</text:p>
          </table:table-cell>
          <table:table-cell office:value-type="float" office:value="0.534090909090909">
            <text:p>0.5340909091</text:p>
          </table:table-cell>
          <table:table-cell office:value-type="float" office:value="-0.01953125">
            <text:p>-0.01953125</text:p>
          </table:table-cell>
          <table:table-cell office:value-type="float" office:value="0.00581395348837209">
            <text:p>0.0058139535</text:p>
          </table:table-cell>
          <table:table-cell office:value-type="float" office:value="3.42841425619835">
            <text:p>3.4284142562</text:p>
          </table:table-cell>
          <table:table-cell office:value-type="float" office:value="0.932388305664063">
            <text:p>0.9323883057</text:p>
          </table:table-cell>
          <table:table-cell office:value-type="float" office:value="1.02041508923743">
            <text:p>1.0204150892</text:p>
          </table:table-cell>
          <table:table-cell office:value-type="float" office:value="1.61973752958355">
            <text:p>1.6197375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97">
            <text:p>97</text:p>
          </table:table-cell>
          <table:table-cell office:value-type="float" office:value="736">
            <text:p>736</text:p>
          </table:table-cell>
          <table:table-cell office:value-type="float" office:value="2090">
            <text:p>2090</text:p>
          </table:table-cell>
          <table:table-cell office:value-type="float" office:value="5985">
            <text:p>5985</text:p>
          </table:table-cell>
          <table:table-cell office:value-type="float" office:value="391">
            <text:p>391</text:p>
          </table:table-cell>
          <table:table-cell office:value-type="float" office:value="-71.25">
            <text:p>-71.25</text:p>
          </table:table-cell>
          <table:table-cell office:value-type="float" office:value="-5.625">
            <text:p>-5.625</text:p>
          </table:table-cell>
          <table:table-cell office:value-type="float" office:value="0.53125">
            <text:p>0.53125</text:p>
          </table:table-cell>
          <table:table-cell office:value-type="float" office:value="-0.0340909090909091">
            <text:p>-0.0340909091</text:p>
          </table:table-cell>
          <table:table-cell office:value-type="float" office:value="-0.00093984962406015">
            <text:p>-0.0009398496</text:p>
          </table:table-cell>
          <table:table-cell office:value-type="float" office:value="3.4125390625">
            <text:p>3.4125390625</text:p>
          </table:table-cell>
          <table:table-cell office:value-type="float" office:value="0.882959710743802">
            <text:p>0.8829597107</text:p>
          </table:table-cell>
          <table:table-cell office:value-type="float" office:value="0.996712257617729">
            <text:p>0.9967122576</text:p>
          </table:table-cell>
          <table:table-cell office:value-type="float" office:value="1.62678377379716">
            <text:p>1.6267837738</text:p>
          </table:table-cell>
          <table:table-cell office:value-type="float" office:value="-19.9837402299236">
            <text:p>-19.98374022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690">
            <text:p>690</text:p>
          </table:table-cell>
          <table:table-cell office:value-type="float" office:value="2565">
            <text:p>2565</text:p>
          </table:table-cell>
          <table:table-cell office:value-type="float" office:value="5985">
            <text:p>5985</text:p>
          </table:table-cell>
          <table:table-cell office:value-type="float" office:value="-50.25">
            <text:p>-50.25</text:p>
          </table:table-cell>
          <table:table-cell office:value-type="float" office:value="-91.5">
            <text:p>-91.5</text:p>
          </table:table-cell>
          <table:table-cell office:value-type="float" office:value="-33.75">
            <text:p>-33.75</text:p>
          </table:table-cell>
          <table:table-cell office:value-type="float" office:value="-0.0728260869565217">
            <text:p>-0.072826087</text:p>
          </table:table-cell>
          <table:table-cell office:value-type="float" office:value="-0.035672514619883">
            <text:p>-0.0356725146</text:p>
          </table:table-cell>
          <table:table-cell office:value-type="float" office:value="-0.0056390977443609">
            <text:p>-0.0056390977</text:p>
          </table:table-cell>
          <table:table-cell office:value-type="float" office:value="0.755503827977316">
            <text:p>0.755503828</text:p>
          </table:table-cell>
          <table:table-cell office:value-type="float" office:value="0.877640354297049">
            <text:p>0.8776403543</text:p>
          </table:table-cell>
          <table:table-cell office:value-type="float" office:value="0.980325484764543">
            <text:p>0.9803254848</text:p>
          </table:table-cell>
          <table:table-cell office:value-type="float" office:value="-9.16690106519062">
            <text:p>-9.1669010652</text:p>
          </table:table-cell>
          <table:table-cell office:value-type="float" office:value="-19.0821754732052">
            <text:p>-19.0821754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483">
            <text:p>483</text:p>
          </table:table-cell>
          <table:table-cell office:value-type="float" office:value="2848">
            <text:p>2848</text:p>
          </table:table-cell>
          <table:table-cell office:value-type="float" office:value="8475">
            <text:p>8475</text:p>
          </table:table-cell>
          <table:table-cell office:value-type="float" office:value="117.875">
            <text:p>117.875</text:p>
          </table:table-cell>
          <table:table-cell office:value-type="float" office:value="180">
            <text:p>180</text:p>
          </table:table-cell>
          <table:table-cell office:value-type="float" office:value="1715.625">
            <text:p>1715.625</text:p>
          </table:table-cell>
          <table:table-cell office:value-type="float" office:value="0.244047619047619">
            <text:p>0.244047619</text:p>
          </table:table-cell>
          <table:table-cell office:value-type="float" office:value="0.0632022471910112">
            <text:p>0.0632022472</text:p>
          </table:table-cell>
          <table:table-cell office:value-type="float" office:value="0.202433628318584">
            <text:p>0.2024336283</text:p>
          </table:table-cell>
          <table:table-cell office:value-type="float" office:value="1.97090277777778">
            <text:p>1.9709027778</text:p>
          </table:table-cell>
          <table:table-cell office:value-type="float" office:value="1.22903713230653">
            <text:p>1.2290371323</text:p>
          </table:table-cell>
          <table:table-cell office:value-type="float" office:value="1.78883727190853">
            <text:p>1.7888372719</text:p>
          </table:table-cell>
          <table:table-cell office:value-type="float" office:value="3.17418287951519">
            <text:p>3.1741828795</text:p>
          </table:table-cell>
          <table:table-cell office:value-type="float" office:value="11.3101625552133">
            <text:p>11.3101625552</text:p>
          </table:table-cell>
          <table:table-cell office:value-type="float" office:value="3.76000260409667">
            <text:p>3.760002604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506">
            <text:p>506</text:p>
          </table:table-cell>
          <table:table-cell office:value-type="float" office:value="2640">
            <text:p>2640</text:p>
          </table:table-cell>
          <table:table-cell office:value-type="float" office:value="11850">
            <text:p>11850</text:p>
          </table:table-cell>
          <table:table-cell office:value-type="float" office:value="270.25">
            <text:p>270.25</text:p>
          </table:table-cell>
          <table:table-cell office:value-type="float" office:value="-90">
            <text:p>-90</text:p>
          </table:table-cell>
          <table:table-cell office:value-type="float" office:value="1425">
            <text:p>1425</text:p>
          </table:table-cell>
          <table:table-cell office:value-type="float" office:value="0.534090909090909">
            <text:p>0.5340909091</text:p>
          </table:table-cell>
          <table:table-cell office:value-type="float" office:value="-0.0340909090909091">
            <text:p>-0.0340909091</text:p>
          </table:table-cell>
          <table:table-cell office:value-type="float" office:value="0.120253164556962">
            <text:p>0.1202531646</text:p>
          </table:table-cell>
          <table:table-cell office:value-type="float" office:value="3.42841425619835">
            <text:p>3.4284142562</text:p>
          </table:table-cell>
          <table:table-cell office:value-type="float" office:value="0.882959710743802">
            <text:p>0.8829597107</text:p>
          </table:table-cell>
          <table:table-cell office:value-type="float" office:value="1.44922929017786">
            <text:p>1.4492292902</text:p>
          </table:table-cell>
          <table:table-cell office:value-type="float" office:value="1.61973752958355">
            <text:p>1.6197375296</text:p>
          </table:table-cell>
          <table:table-cell office:value-type="float" office:value="-19.9837402299236">
            <text:p>-19.9837402299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36">
            <text:p>736</text:p>
          </table:table-cell>
          <table:table-cell office:value-type="float" office:value="2565">
            <text:p>2565</text:p>
          </table:table-cell>
          <table:table-cell office:value-type="float" office:value="13500">
            <text:p>13500</text:p>
          </table:table-cell>
          <table:table-cell office:value-type="float" office:value="391">
            <text:p>391</text:p>
          </table:table-cell>
          <table:table-cell office:value-type="float" office:value="-5.625">
            <text:p>-5.625</text:p>
          </table:table-cell>
          <table:table-cell office:value-type="float" office:value="834.375">
            <text:p>834.375</text:p>
          </table:table-cell>
          <table:table-cell office:value-type="float" office:value="0.53125">
            <text:p>0.53125</text:p>
          </table:table-cell>
          <table:table-cell office:value-type="float" office:value="-0.00219298245614035">
            <text:p>-0.0021929825</text:p>
          </table:table-cell>
          <table:table-cell office:value-type="float" office:value="0.0618055555555556">
            <text:p>0.0618055556</text:p>
          </table:table-cell>
          <table:table-cell office:value-type="float" office:value="3.4125390625">
            <text:p>3.4125390625</text:p>
          </table:table-cell>
          <table:table-cell office:value-type="float" office:value="0.992333987380733">
            <text:p>0.9923339874</text:p>
          </table:table-cell>
          <table:table-cell office:value-type="float" office:value="1.22380650077161">
            <text:p>1.2238065008</text:p>
          </table:table-cell>
          <table:table-cell office:value-type="float" office:value="1.62678377379716">
            <text:p>1.6267837738</text:p>
          </table:table-cell>
          <table:table-cell office:value-type="float" office:value="0">
            <text:p>0</text:p>
          </table:table-cell>
          <table:table-cell office:value-type="float" office:value="11.5580753659353">
            <text:p>11.558075365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714">
            <text:p>714</text:p>
          </table:table-cell>
          <table:table-cell office:value-type="float" office:value="3264">
            <text:p>3264</text:p>
          </table:table-cell>
          <table:table-cell office:value-type="float" office:value="15750">
            <text:p>15750</text:p>
          </table:table-cell>
          <table:table-cell office:value-type="float" office:value="174.25">
            <text:p>174.25</text:p>
          </table:table-cell>
          <table:table-cell office:value-type="float" office:value="558">
            <text:p>558</text:p>
          </table:table-cell>
          <table:table-cell office:value-type="float" office:value="590.625">
            <text:p>590.625</text:p>
          </table:table-cell>
          <table:table-cell office:value-type="float" office:value="0.244047619047619">
            <text:p>0.244047619</text:p>
          </table:table-cell>
          <table:table-cell office:value-type="float" office:value="0.170955882352941">
            <text:p>0.1709558824</text:p>
          </table:table-cell>
          <table:table-cell office:value-type="float" office:value="0.0375">
            <text:p>0.0375</text:p>
          </table:table-cell>
          <table:table-cell office:value-type="float" office:value="1.97090277777778">
            <text:p>1.9709027778</text:p>
          </table:table-cell>
          <table:table-cell office:value-type="float" office:value="1.655628379109">
            <text:p>1.6556283791</text:p>
          </table:table-cell>
          <table:table-cell office:value-type="float" office:value="1.13400625">
            <text:p>1.13400625</text:p>
          </table:table-cell>
          <table:table-cell office:value-type="float" office:value="3.17418287951519">
            <text:p>3.1741828795</text:p>
          </table:table-cell>
          <table:table-cell office:value-type="float" office:value="4.3919996545333">
            <text:p>4.3919996545</text:p>
          </table:table-cell>
          <table:table-cell office:value-type="float" office:value="18.8283719947694">
            <text:p>18.828371994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748">
            <text:p>748</text:p>
          </table:table-cell>
          <table:table-cell office:value-type="float" office:value="4290">
            <text:p>4290</text:p>
          </table:table-cell>
          <table:table-cell office:value-type="float" office:value="15300">
            <text:p>15300</text:p>
          </table:table-cell>
          <table:table-cell office:value-type="float" office:value="399.5">
            <text:p>399.5</text:p>
          </table:table-cell>
          <table:table-cell office:value-type="float" office:value="128">
            <text:p>128</text:p>
          </table:table-cell>
          <table:table-cell office:value-type="float" office:value="275.875">
            <text:p>275.875</text:p>
          </table:table-cell>
          <table:table-cell office:value-type="float" office:value="0.534090909090909">
            <text:p>0.5340909091</text:p>
          </table:table-cell>
          <table:table-cell office:value-type="float" office:value="0.0298368298368298">
            <text:p>0.0298368298</text:p>
          </table:table-cell>
          <table:table-cell office:value-type="float" office:value="0.018031045751634">
            <text:p>0.0180310458</text:p>
          </table:table-cell>
          <table:table-cell office:value-type="float" office:value="3.42841425619835">
            <text:p>3.4284142562</text:p>
          </table:table-cell>
          <table:table-cell office:value-type="float" office:value="1.10617376780174">
            <text:p>1.1061737678</text:p>
          </table:table-cell>
          <table:table-cell office:value-type="float" office:value="1.06374589260808">
            <text:p>1.0637458926</text:p>
          </table:table-cell>
          <table:table-cell office:value-type="float" office:value="1.61973752958355">
            <text:p>1.6197375296</text:p>
          </table:table-cell>
          <table:table-cell office:value-type="float" office:value="23.5761363561159">
            <text:p>23.5761363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1088">
            <text:p>1088</text:p>
          </table:table-cell>
          <table:table-cell office:value-type="float" office:value="5054">
            <text:p>5054</text:p>
          </table:table-cell>
          <table:table-cell office:value-type="float" office:value="13050">
            <text:p>13050</text:p>
          </table:table-cell>
          <table:table-cell office:value-type="float" office:value="578">
            <text:p>578</text:p>
          </table:table-cell>
          <table:table-cell office:value-type="float" office:value="28">
            <text:p>28</text:p>
          </table:table-cell>
          <table:table-cell office:value-type="float" office:value="-202.875">
            <text:p>-202.875</text:p>
          </table:table-cell>
          <table:table-cell office:value-type="float" office:value="0.53125">
            <text:p>0.53125</text:p>
          </table:table-cell>
          <table:table-cell office:value-type="float" office:value="0.00554016620498615">
            <text:p>0.0055401662</text:p>
          </table:table-cell>
          <table:table-cell office:value-type="float" office:value="-0.0155459770114943">
            <text:p>-0.015545977</text:p>
          </table:table-cell>
          <table:table-cell office:value-type="float" office:value="3.4125390625">
            <text:p>3.4125390625</text:p>
          </table:table-cell>
          <table:table-cell office:value-type="float" office:value="1.01945074086295">
            <text:p>1.0194507409</text:p>
          </table:table-cell>
          <table:table-cell office:value-type="float" office:value="0.946062768166204">
            <text:p>0.9460627682</text:p>
          </table:table-cell>
          <table:table-cell office:value-type="float" office:value="1.62678377379716">
            <text:p>1.62678377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2380">
            <text:p>2380</text:p>
          </table:table-cell>
          <table:table-cell office:value-type="float" office:value="4712">
            <text:p>4712</text:p>
          </table:table-cell>
          <table:table-cell office:value-type="float" office:value="10080">
            <text:p>10080</text:p>
          </table:table-cell>
          <table:table-cell office:value-type="float" office:value="765">
            <text:p>765</text:p>
          </table:table-cell>
          <table:table-cell office:value-type="float" office:value="299.25">
            <text:p>299.25</text:p>
          </table:table-cell>
          <table:table-cell office:value-type="float" office:value="623">
            <text:p>623</text:p>
          </table:table-cell>
          <table:table-cell office:value-type="float" office:value="0.321428571428571">
            <text:p>0.3214285714</text:p>
          </table:table-cell>
          <table:table-cell office:value-type="float" office:value="0.063508064516129">
            <text:p>0.0635080645</text:p>
          </table:table-cell>
          <table:table-cell office:value-type="float" office:value="0.0618055555555556">
            <text:p>0.0618055556</text:p>
          </table:table-cell>
          <table:table-cell office:value-type="float" office:value="2.3275">
            <text:p>2.3275</text:p>
          </table:table-cell>
          <table:table-cell office:value-type="float" office:value="1.23018344335328">
            <text:p>1.2301834434</text:p>
          </table:table-cell>
          <table:table-cell office:value-type="float" office:value="1.22380650077161">
            <text:p>1.2238065008</text:p>
          </table:table-cell>
          <table:table-cell office:value-type="float" office:value="2.48695317275598">
            <text:p>2.4869531728</text:p>
          </table:table-cell>
          <table:table-cell office:value-type="float" office:value="11.2573347323592">
            <text:p>11.2573347324</text:p>
          </table:table-cell>
          <table:table-cell office:value-type="float" office:value="11.5580753659353">
            <text:p>11.558075365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64">
            <text:p>64</text:p>
          </table:table-cell>
          <table:table-cell office:value-type="float" office:value="2941">
            <text:p>2941</text:p>
          </table:table-cell>
          <table:table-cell office:value-type="float" office:value="5880">
            <text:p>5880</text:p>
          </table:table-cell>
          <table:table-cell office:value-type="float" office:value="11760">
            <text:p>11760</text:p>
          </table:table-cell>
          <table:table-cell office:value-type="float" office:value="76.625">
            <text:p>76.625</text:p>
          </table:table-cell>
          <table:table-cell office:value-type="float" office:value="220.5">
            <text:p>220.5</text:p>
          </table:table-cell>
          <table:table-cell office:value-type="float" office:value="441">
            <text:p>441</text:p>
          </table:table-cell>
          <table:table-cell office:value-type="float" office:value="0.0260540632437946">
            <text:p>0.0260540632</text:p>
          </table:table-cell>
          <table:table-cell table:number-columns-repeated="2" office:value-type="float" office:value="0.0375">
            <text:p>0.0375</text:p>
          </table:table-cell>
          <table:table-cell office:value-type="float" office:value="1.09251969720784">
            <text:p>1.0925196972</text:p>
          </table:table-cell>
          <table:table-cell table:number-columns-repeated="2" office:value-type="float" office:value="1.13400625">
            <text:p>1.13400625</text:p>
          </table:table-cell>
          <table:table-cell office:value-type="float" office:value="26.9492753163174">
            <text:p>26.9492753163</text:p>
          </table:table-cell>
          <table:table-cell table:number-columns-repeated="2" office:value-type="float" office:value="18.8283719947694">
            <text:p>18.828371994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2955">
            <text:p>2955</text:p>
          </table:table-cell>
          <table:table-cell office:value-type="float" office:value="6345">
            <text:p>6345</text:p>
          </table:table-cell>
          <table:table-cell office:value-type="float" office:value="11850">
            <text:p>11850</text:p>
          </table:table-cell>
          <table:table-cell office:value-type="float" office:value="94.375">
            <text:p>94.375</text:p>
          </table:table-cell>
          <table:table-cell office:value-type="float" office:value="131.125">
            <text:p>131.125</text:p>
          </table:table-cell>
          <table:table-cell office:value-type="float" office:value="1425">
            <text:p>1425</text:p>
          </table:table-cell>
          <table:table-cell office:value-type="float" office:value="0.0319373942470389">
            <text:p>0.0319373942</text:p>
          </table:table-cell>
          <table:table-cell office:value-type="float" office:value="0.020665878644602">
            <text:p>0.0206658786</text:p>
          </table:table-cell>
          <table:table-cell office:value-type="float" office:value="0.120253164556962">
            <text:p>0.1202531646</text:p>
          </table:table-cell>
          <table:table-cell office:value-type="float" office:value="1.11378007428117">
            <text:p>1.1137800743</text:p>
          </table:table-cell>
          <table:table-cell office:value-type="float" office:value="1.07316764919481">
            <text:p>1.0731676492</text:p>
          </table:table-cell>
          <table:table-cell office:value-type="float" office:value="1.44922929017786">
            <text:p>1.4492292902</text:p>
          </table:table-cell>
          <table:table-cell office:value-type="float" office:value="22.0480680853424">
            <text:p>22.0480680853</text:p>
          </table:table-cell>
          <table:table-cell office:value-type="float" office:value="33.8860506709042">
            <text:p>33.8860506709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829">
            <text:p>2829</text:p>
          </table:table-cell>
          <table:table-cell office:value-type="float" office:value="5952">
            <text:p>5952</text:p>
          </table:table-cell>
          <table:table-cell office:value-type="float" office:value="13500">
            <text:p>13500</text:p>
          </table:table-cell>
          <table:table-cell office:value-type="float" office:value="88.875">
            <text:p>88.875</text:p>
          </table:table-cell>
          <table:table-cell office:value-type="float" office:value="378">
            <text:p>378</text:p>
          </table:table-cell>
          <table:table-cell office:value-type="float" office:value="834.375">
            <text:p>834.375</text:p>
          </table:table-cell>
          <table:table-cell office:value-type="float" office:value="0.0314156945917285">
            <text:p>0.0314156946</text:p>
          </table:table-cell>
          <table:table-cell office:value-type="float" office:value="0.063508064516129">
            <text:p>0.0635080645</text:p>
          </table:table-cell>
          <table:table-cell office:value-type="float" office:value="0.0618055555555556">
            <text:p>0.0618055556</text:p>
          </table:table-cell>
          <table:table-cell office:value-type="float" office:value="1.11188934496974">
            <text:p>1.111889345</text:p>
          </table:table-cell>
          <table:table-cell office:value-type="float" office:value="1.23018344335328">
            <text:p>1.2301834434</text:p>
          </table:table-cell>
          <table:table-cell office:value-type="float" office:value="1.22380650077161">
            <text:p>1.2238065008</text:p>
          </table:table-cell>
          <table:table-cell office:value-type="float" office:value="22.4085098099466">
            <text:p>22.4085098099</text:p>
          </table:table-cell>
          <table:table-cell office:value-type="float" office:value="11.2573347323592">
            <text:p>11.2573347324</text:p>
          </table:table-cell>
          <table:table-cell office:value-type="float" office:value="11.5580753659353">
            <text:p>11.558075365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2669">
            <text:p>2669</text:p>
          </table:table-cell>
          <table:table-cell office:value-type="float" office:value="6148">
            <text:p>6148</text:p>
          </table:table-cell>
          <table:table-cell office:value-type="float" office:value="15750">
            <text:p>15750</text:p>
          </table:table-cell>
          <table:table-cell office:value-type="float" office:value="-88.5">
            <text:p>-88.5</text:p>
          </table:table-cell>
          <table:table-cell office:value-type="float" office:value="256.125">
            <text:p>256.125</text:p>
          </table:table-cell>
          <table:table-cell office:value-type="float" office:value="590.625">
            <text:p>590.625</text:p>
          </table:table-cell>
          <table:table-cell office:value-type="float" office:value="-0.0331584863244661">
            <text:p>-0.0331584863</text:p>
          </table:table-cell>
          <table:table-cell office:value-type="float" office:value="0.0416598893949252">
            <text:p>0.0416598894</text:p>
          </table:table-cell>
          <table:table-cell office:value-type="float" office:value="0.0375">
            <text:p>0.0375</text:p>
          </table:table-cell>
          <table:table-cell office:value-type="float" office:value="0.886100288886415">
            <text:p>0.8861002889</text:p>
          </table:table-cell>
          <table:table-cell office:value-type="float" office:value="1.14921128379566">
            <text:p>1.1492112838</text:p>
          </table:table-cell>
          <table:table-cell office:value-type="float" office:value="1.13400625">
            <text:p>1.13400625</text:p>
          </table:table-cell>
          <table:table-cell office:value-type="float" office:value="-20.555544481337">
            <text:p>-20.5555444813</text:p>
          </table:table-cell>
          <table:table-cell office:value-type="float" office:value="16.9824546788666">
            <text:p>16.9824546789</text:p>
          </table:table-cell>
          <table:table-cell office:value-type="float" office:value="18.8283719947694">
            <text:p>18.828371994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2941">
            <text:p>2941</text:p>
          </table:table-cell>
          <table:table-cell office:value-type="float" office:value="7427">
            <text:p>7427</text:p>
          </table:table-cell>
          <table:table-cell office:value-type="float" office:value="16443">
            <text:p>16443</text:p>
          </table:table-cell>
          <table:table-cell office:value-type="float" office:value="-177">
            <text:p>-177</text:p>
          </table:table-cell>
          <table:table-cell office:value-type="float" office:value="235.571428571429">
            <text:p>235.5714285714</text:p>
          </table:table-cell>
          <table:table-cell office:value-type="float" office:value="400.25">
            <text:p>400.25</text:p>
          </table:table-cell>
          <table:table-cell office:value-type="float" office:value="-0.060183611016661">
            <text:p>-0.060183611</text:p>
          </table:table-cell>
          <table:table-cell office:value-type="float" office:value="0.0317182480909423">
            <text:p>0.0317182481</text:p>
          </table:table-cell>
          <table:table-cell office:value-type="float" office:value="0.0243416651462628">
            <text:p>0.0243416651</text:p>
          </table:table-cell>
          <table:table-cell office:value-type="float" office:value="0.796456612830296">
            <text:p>0.7964566128</text:p>
          </table:table-cell>
          <table:table-cell office:value-type="float" office:value="1.11298572095174">
            <text:p>1.112985721</text:p>
          </table:table-cell>
          <table:table-cell office:value-type="float" office:value="1.08635716066962">
            <text:p>1.0863571607</text:p>
          </table:table-cell>
          <table:table-cell office:value-type="float" office:value="-11.1670495300393">
            <text:p>-11.16704953</text:p>
          </table:table-cell>
          <table:table-cell office:value-type="float" office:value="22.1980317949333">
            <text:p>22.1980317949</text:p>
          </table:table-cell>
          <table:table-cell office:value-type="float" office:value="28.8209347946643">
            <text:p>28.820934794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958">
            <text:p>2958</text:p>
          </table:table-cell>
          <table:table-cell office:value-type="float" office:value="6836">
            <text:p>6836</text:p>
          </table:table-cell>
          <table:table-cell office:value-type="float" office:value="15135">
            <text:p>15135</text:p>
          </table:table-cell>
          <table:table-cell office:value-type="float" office:value="-142">
            <text:p>-142</text:p>
          </table:table-cell>
          <table:table-cell office:value-type="float" office:value="249.166666666667">
            <text:p>249.1666666667</text:p>
          </table:table-cell>
          <table:table-cell office:value-type="float" office:value="133.375">
            <text:p>133.375</text:p>
          </table:table-cell>
          <table:table-cell office:value-type="float" office:value="-0.0480054090601758">
            <text:p>-0.0480054091</text:p>
          </table:table-cell>
          <table:table-cell office:value-type="float" office:value="0.0364491905597815">
            <text:p>0.0364491906</text:p>
          </table:table-cell>
          <table:table-cell office:value-type="float" office:value="0.00881235546745953">
            <text:p>0.0088123555</text:p>
          </table:table-cell>
          <table:table-cell office:value-type="float" office:value="0.836497926115493">
            <text:p>0.8364979261</text:p>
          </table:table-cell>
          <table:table-cell office:value-type="float" office:value="1.13017611220446">
            <text:p>1.1301761122</text:p>
          </table:table-cell>
          <table:table-cell office:value-type="float" office:value="1.03099545304952">
            <text:p>1.030995453</text:p>
          </table:table-cell>
          <table:table-cell office:value-type="float" office:value="-14.0895240118302">
            <text:p>-14.0895240118</text:p>
          </table:table-cell>
          <table:table-cell office:value-type="float" office:value="19.361311566979">
            <text:p>19.361311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2758">
            <text:p>2758</text:p>
          </table:table-cell>
          <table:table-cell office:value-type="float" office:value="5670">
            <text:p>5670</text:p>
          </table:table-cell>
          <table:table-cell office:value-type="float" office:value="14110">
            <text:p>14110</text:p>
          </table:table-cell>
          <table:table-cell office:value-type="float" office:value="-51.875">
            <text:p>-51.875</text:p>
          </table:table-cell>
          <table:table-cell office:value-type="float" office:value="-283.2">
            <text:p>-283.2</text:p>
          </table:table-cell>
          <table:table-cell office:value-type="float" office:value="498">
            <text:p>498</text:p>
          </table:table-cell>
          <table:table-cell office:value-type="float" office:value="-0.018808919506889">
            <text:p>-0.0188089195</text:p>
          </table:table-cell>
          <table:table-cell office:value-type="float" office:value="-0.0499470899470899">
            <text:p>-0.0499470899</text:p>
          </table:table-cell>
          <table:table-cell office:value-type="float" office:value="0.0352941176470588">
            <text:p>0.0352941176</text:p>
          </table:table-cell>
          <table:table-cell office:value-type="float" office:value="0.934862181613801">
            <text:p>0.9348621816</text:p>
          </table:table-cell>
          <table:table-cell office:value-type="float" office:value="0.830074820301783">
            <text:p>0.8300748203</text:p>
          </table:table-cell>
          <table:table-cell office:value-type="float" office:value="1.12597093425606">
            <text:p>1.1259709343</text:p>
          </table:table-cell>
          <table:table-cell office:value-type="float" office:value="0">
            <text:p>0</text:p>
          </table:table-cell>
          <table:table-cell office:value-type="float" office:value="-13.528095872132">
            <text:p>-13.5280958721</text:p>
          </table:table-cell>
          <table:table-cell office:value-type="float" office:value="19.9837402299235">
            <text:p>19.983740229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2734">
            <text:p>2734</text:p>
          </table:table-cell>
          <table:table-cell office:value-type="float" office:value="5976">
            <text:p>5976</text:p>
          </table:table-cell>
          <table:table-cell office:value-type="float" office:value="13992">
            <text:p>13992</text:p>
          </table:table-cell>
          <table:table-cell office:value-type="float" office:value="11">
            <text:p>11</text:p>
          </table:table-cell>
          <table:table-cell office:value-type="float" office:value="-106.428571428571">
            <text:p>-106.4285714286</text:p>
          </table:table-cell>
          <table:table-cell office:value-type="float" office:value="216">
            <text:p>216</text:p>
          </table:table-cell>
          <table:table-cell office:value-type="float" office:value="0.00402340892465252">
            <text:p>0.0040234089</text:p>
          </table:table-cell>
          <table:table-cell office:value-type="float" office:value="-0.0178093325683687">
            <text:p>-0.0178093326</text:p>
          </table:table-cell>
          <table:table-cell office:value-type="float" office:value="0.0154373927958834">
            <text:p>0.0154373928</text:p>
          </table:table-cell>
          <table:table-cell office:value-type="float" office:value="1.01411365936226">
            <text:p>1.0141136594</text:p>
          </table:table-cell>
          <table:table-cell office:value-type="float" office:value="0.93828899377071">
            <text:p>0.9382889938</text:p>
          </table:table-cell>
          <table:table-cell office:value-type="float" office:value="1.05449796845441">
            <text:p>1.05449796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158">
            <text:p>158</text:p>
          </table:table-cell>
          <table:table-cell office:value-type="float" office:value="2575">
            <text:p>2575</text:p>
          </table:table-cell>
          <table:table-cell office:value-type="float" office:value="5764">
            <text:p>5764</text:p>
          </table:table-cell>
          <table:table-cell office:value-type="float" office:value="14529">
            <text:p>14529</text:p>
          </table:table-cell>
          <table:table-cell office:value-type="float" office:value="-35.1666666666667">
            <text:p>-35.1666666667</text:p>
          </table:table-cell>
          <table:table-cell office:value-type="float" office:value="-295.666666666667">
            <text:p>-295.6666666667</text:p>
          </table:table-cell>
          <table:table-cell office:value-type="float" office:value="0">
            <text:p>0</text:p>
          </table:table-cell>
          <table:table-cell office:value-type="float" office:value="-0.0136569579288026">
            <text:p>-0.0136569579</text:p>
          </table:table-cell>
          <table:table-cell office:value-type="float" office:value="-0.051295396715244">
            <text:p>-0.0512953967</text:p>
          </table:table-cell>
          <table:table-cell office:value-type="float" office:value="0">
            <text:p>0</text:p>
          </table:table-cell>
          <table:table-cell office:value-type="float" office:value="0.952566211748934">
            <text:p>0.9525662117</text:p>
          </table:table-cell>
          <table:table-cell office:value-type="float" office:value="0.825623298236027">
            <text:p>0.8256232982</text:p>
          </table:table-cell>
          <table:table-cell office:value-type="float" office:value="1.13">
            <text:p>1.13</text:p>
          </table:table-cell>
          <table:table-cell office:value-type="float" office:value="0">
            <text:p>0</text:p>
          </table:table-cell>
          <table:table-cell office:value-type="float" office:value="-13.1632384071446">
            <text:p>-13.16323840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48">
            <text:p>248</text:p>
          </table:table-cell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2296">
            <text:p>2296</text:p>
          </table:table-cell>
          <table:table-cell office:value-type="float" office:value="5252">
            <text:p>5252</text:p>
          </table:table-cell>
          <table:table-cell office:value-type="float" office:value="15086">
            <text:p>15086</text:p>
          </table:table-cell>
          <table:table-cell office:value-type="float" office:value="-36.2">
            <text:p>-36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57665505226481">
            <text:p>-0.0157665505</text:p>
          </table:table-cell>
          <table:table-cell table:number-columns-repeated="2" office:value-type="float" office:value="0">
            <text:p>0</text:p>
          </table:table-cell>
          <table:table-cell office:value-type="float" office:value="0.945304298036883">
            <text:p>0.945304298</text:p>
          </table:table-cell>
          <table:table-cell office:value-type="float" office:value="0.89">
            <text:p>0.89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5">
            <text:p>5</text:p>
          </table:table-cell>
          <table:table-cell office:value-type="float" office:value="283">
            <text:p>283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184">
            <text:p>2184</text:p>
          </table:table-cell>
          <table:table-cell office:value-type="float" office:value="5654">
            <text:p>5654</text:p>
          </table:table-cell>
          <table:table-cell office:value-type="float" office:value="15665">
            <text:p>1566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2077">
            <text:p>2077</text:p>
          </table:table-cell>
          <table:table-cell office:value-type="float" office:value="5503">
            <text:p>5503</text:p>
          </table:table-cell>
          <table:table-cell office:value-type="float" office:value="16265">
            <text:p>16265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66">
            <text:p>266</text:p>
          </table:table-cell>
          <table:table-cell office:value-type="float" office:value="174">
            <text:p>174</text:p>
          </table:table-cell>
          <table:table-cell office:value-type="float" office:value="1975">
            <text:p>1975</text:p>
          </table:table-cell>
          <table:table-cell office:value-type="float" office:value="5268">
            <text:p>5268</text:p>
          </table:table-cell>
          <table:table-cell office:value-type="float" office:value="16889">
            <text:p>1688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2.5">
            <text:p>22.5</text:p>
          </table:table-cell>
          <table:table-cell office:value-type="float" office:value="1431.75">
            <text:p>1431.75</text:p>
          </table:table-cell>
          <table:table-cell office:value-type="float" office:value="8877.75">
            <text:p>8877.75</text:p>
          </table:table-cell>
          <table:table-cell office:value-type="float" office:value="12.0375">
            <text:p>12.0375</text:p>
          </table:table-cell>
          <table:table-cell table:number-columns-repeated="3" office:value-type="float" office:value="5">
            <text:p>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879">
            <text:p>1879</text:p>
          </table:table-cell>
          <table:table-cell office:value-type="float" office:value="5086">
            <text:p>5086</text:p>
          </table:table-cell>
          <table:table-cell office:value-type="float" office:value="17537">
            <text:p>17537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3">
            <text:p>23</text:p>
          </table:table-cell>
          <table:table-cell office:value-type="float" office:value="1491.66666666667">
            <text:p>1491.6666666667</text:p>
          </table:table-cell>
          <table:table-cell office:value-type="float" office:value="8436">
            <text:p>8436</text:p>
          </table:table-cell>
          <table:table-cell office:value-type="float" office:value="12.56">
            <text:p>12.56</text:p>
          </table:table-cell>
          <table:table-cell table:number-columns-repeated="3"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73">
            <text:p>173</text:p>
          </table:table-cell>
          <table:table-cell office:value-type="float" office:value="133">
            <text:p>133</text:p>
          </table:table-cell>
          <table:table-cell office:value-type="float" office:value="1787">
            <text:p>1787</text:p>
          </table:table-cell>
          <table:table-cell office:value-type="float" office:value="4996">
            <text:p>4996</text:p>
          </table:table-cell>
          <table:table-cell office:value-type="float" office:value="18210">
            <text:p>18210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1.13">
            <text:p>1.13</text:p>
          </table:table-cell>
          <table:table-cell office:value-type="float" office:value="-13">
            <text:p>-13</text:p>
          </table:table-cell>
          <table:table-cell office:value-type="float" office:value="-15">
            <text:p>-1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.3">
            <text:p>3.3</text:p>
          </table:table-cell>
          <table:table-cell office:value-type="float" office:value="4.6">
            <text:p>4.6</text:p>
          </table:table-cell>
          <table:table-cell office:value-type="float" office:value="1473">
            <text:p>1473</text:p>
          </table:table-cell>
          <table:table-cell office:value-type="float" office:value="2020">
            <text:p>2020</text:p>
          </table:table-cell>
          <table:table-cell office:value-type="float" office:value="2792">
            <text:p>27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18:41.76</dc:date>
    <dc:creator>Liam Widdess</dc:creator>
    <meta:editing-duration>P2DT3H30M55S</meta:editing-duration>
    <meta:editing-cycles>185</meta:editing-cycles>
    <meta:generator>OpenOffice/4.1.7$Win32 OpenOffice.org_project/417m1$Build-9800</meta:generator>
    <meta:document-statistic meta:table-count="8" meta:cell-count="675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569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5">
                <text:p>16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62">
                <text:p>662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20">
                <text:p>72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21">
                <text:p>821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32">
                <text:p>832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34">
                <text:p>1034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66">
                <text:p>116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50">
                <text:p>1150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02">
                <text:p>602</text:p>
              </table:table-cell>
              <table:table-cell office:value-type="float" office:value="1348">
                <text:p>1348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81">
                <text:p>781</text:p>
              </table:table-cell>
              <table:table-cell office:value-type="float" office:value="1482">
                <text:p>1482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825">
                <text:p>825</text:p>
              </table:table-cell>
              <table:table-cell office:value-type="float" office:value="1642">
                <text:p>164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84">
                <text:p>884</text:p>
              </table:table-cell>
              <table:table-cell office:value-type="float" office:value="1734">
                <text:p>1734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00">
                <text:p>900</text:p>
              </table:table-cell>
              <table:table-cell office:value-type="float" office:value="1803">
                <text:p>1803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908">
                <text:p>908</text:p>
              </table:table-cell>
              <table:table-cell office:value-type="float" office:value="1900">
                <text:p>1900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76">
                <text:p>976</text:p>
              </table:table-cell>
              <table:table-cell office:value-type="float" office:value="1846">
                <text:p>1846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32">
                <text:p>1232</text:p>
              </table:table-cell>
              <table:table-cell office:value-type="float" office:value="2174">
                <text:p>2174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218">
                <text:p>1218</text:p>
              </table:table-cell>
              <table:table-cell office:value-type="float" office:value="2315">
                <text:p>2315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352">
                <text:p>1352</text:p>
              </table:table-cell>
              <table:table-cell office:value-type="float" office:value="2366">
                <text:p>2366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42">
                <text:p>1342</text:p>
              </table:table-cell>
              <table:table-cell office:value-type="float" office:value="2373">
                <text:p>2373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16">
                <text:p>1416</text:p>
              </table:table-cell>
              <table:table-cell office:value-type="float" office:value="2555">
                <text:p>2555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96">
                <text:p>1596</text:p>
              </table:table-cell>
              <table:table-cell office:value-type="float" office:value="2726">
                <text:p>2726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42">
                <text:p>1742</text:p>
              </table:table-cell>
              <table:table-cell office:value-type="float" office:value="2524">
                <text:p>2524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598">
                <text:p>1598</text:p>
              </table:table-cell>
              <table:table-cell office:value-type="float" office:value="2516">
                <text:p>2516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843">
                <text:p>1843</text:p>
              </table:table-cell>
              <table:table-cell office:value-type="float" office:value="2754">
                <text:p>2754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76">
                <text:p>1976</text:p>
              </table:table-cell>
              <table:table-cell office:value-type="float" office:value="2792">
                <text:p>2792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02">
                <text:p>1802</text:p>
              </table:table-cell>
              <table:table-cell office:value-type="float" office:value="2614">
                <text:p>2614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596">
                <text:p>1596</text:p>
              </table:table-cell>
              <table:table-cell office:value-type="float" office:value="2593">
                <text:p>2593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472">
                <text:p>1472</text:p>
              </table:table-cell>
              <table:table-cell office:value-type="float" office:value="2652">
                <text:p>2652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12">
                <text:p>1012</text:p>
              </table:table-cell>
              <table:table-cell office:value-type="float" office:value="2640">
                <text:p>264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690">
                <text:p>690</text:p>
              </table:table-cell>
              <table:table-cell office:value-type="float" office:value="2527">
                <text:p>2527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483">
                <text:p>483</text:p>
              </table:table-cell>
              <table:table-cell office:value-type="float" office:value="2448">
                <text:p>2448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506">
                <text:p>506</text:p>
              </table:table-cell>
              <table:table-cell office:value-type="float" office:value="2432">
                <text:p>2432</text:p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736">
                <text:p>736</text:p>
              </table:table-cell>
              <table:table-cell office:value-type="float" office:value="2090">
                <text:p>209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690">
                <text:p>690</text:p>
              </table:table-cell>
              <table:table-cell office:value-type="float" office:value="2565">
                <text:p>2565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483">
                <text:p>483</text:p>
              </table:table-cell>
              <table:table-cell office:value-type="float" office:value="2848">
                <text:p>2848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06">
                <text:p>506</text:p>
              </table:table-cell>
              <table:table-cell office:value-type="float" office:value="2640">
                <text:p>2640</text:p>
              </table:table-cell>
              <table:table-cell office:value-type="float" office:value="11850">
                <text:p>1185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36">
                <text:p>736</text:p>
              </table:table-cell>
              <table:table-cell office:value-type="float" office:value="2565">
                <text:p>2565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14">
                <text:p>714</text:p>
              </table:table-cell>
              <table:table-cell office:value-type="float" office:value="3264">
                <text:p>3264</text:p>
              </table:table-cell>
              <table:table-cell office:value-type="float" office:value="15750">
                <text:p>1575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748">
                <text:p>748</text:p>
              </table:table-cell>
              <table:table-cell office:value-type="float" office:value="4290">
                <text:p>4290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088">
                <text:p>1088</text:p>
              </table:table-cell>
              <table:table-cell office:value-type="float" office:value="5054">
                <text:p>5054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380">
                <text:p>2380</text:p>
              </table:table-cell>
              <table:table-cell office:value-type="float" office:value="4712">
                <text:p>4712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941">
                <text:p>2941</text:p>
              </table:table-cell>
              <table:table-cell office:value-type="float" office:value="5880">
                <text:p>588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955">
                <text:p>2955</text:p>
              </table:table-cell>
              <table:table-cell office:value-type="float" office:value="6345">
                <text:p>6345</text:p>
              </table:table-cell>
              <table:table-cell office:value-type="float" office:value="11850">
                <text:p>1185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829">
                <text:p>2829</text:p>
              </table:table-cell>
              <table:table-cell office:value-type="float" office:value="5952">
                <text:p>5952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669">
                <text:p>2669</text:p>
              </table:table-cell>
              <table:table-cell office:value-type="float" office:value="6148">
                <text:p>6148</text:p>
              </table:table-cell>
              <table:table-cell office:value-type="float" office:value="15750">
                <text:p>1575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941">
                <text:p>2941</text:p>
              </table:table-cell>
              <table:table-cell office:value-type="float" office:value="7427">
                <text:p>7427</text:p>
              </table:table-cell>
              <table:table-cell office:value-type="float" office:value="16443">
                <text:p>1644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958">
                <text:p>2958</text:p>
              </table:table-cell>
              <table:table-cell office:value-type="float" office:value="6836">
                <text:p>6836</text:p>
              </table:table-cell>
              <table:table-cell office:value-type="float" office:value="15135">
                <text:p>1513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758">
                <text:p>2758</text:p>
              </table:table-cell>
              <table:table-cell office:value-type="float" office:value="5670">
                <text:p>5670</text:p>
              </table:table-cell>
              <table:table-cell office:value-type="float" office:value="14110">
                <text:p>1411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734">
                <text:p>2734</text:p>
              </table:table-cell>
              <table:table-cell office:value-type="float" office:value="5976">
                <text:p>5976</text:p>
              </table:table-cell>
              <table:table-cell office:value-type="float" office:value="13992">
                <text:p>1399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575">
                <text:p>2575</text:p>
              </table:table-cell>
              <table:table-cell office:value-type="float" office:value="5764">
                <text:p>5764</text:p>
              </table:table-cell>
              <table:table-cell office:value-type="float" office:value="14529">
                <text:p>1452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296">
                <text:p>2296</text:p>
              </table:table-cell>
              <table:table-cell office:value-type="float" office:value="5252">
                <text:p>5252</text:p>
              </table:table-cell>
              <table:table-cell office:value-type="float" office:value="15086">
                <text:p>1508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184">
                <text:p>2184</text:p>
              </table:table-cell>
              <table:table-cell office:value-type="float" office:value="5654">
                <text:p>5654</text:p>
              </table:table-cell>
              <table:table-cell office:value-type="float" office:value="15665">
                <text:p>1566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2077">
                <text:p>2077</text:p>
              </table:table-cell>
              <table:table-cell office:value-type="float" office:value="5503">
                <text:p>5503</text:p>
              </table:table-cell>
              <table:table-cell office:value-type="float" office:value="16265">
                <text:p>1626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975">
                <text:p>1975</text:p>
              </table:table-cell>
              <table:table-cell office:value-type="float" office:value="5268">
                <text:p>5268</text:p>
              </table:table-cell>
              <table:table-cell office:value-type="float" office:value="16889">
                <text:p>16889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879">
                <text:p>1879</text:p>
              </table:table-cell>
              <table:table-cell office:value-type="float" office:value="5086">
                <text:p>5086</text:p>
              </table:table-cell>
              <table:table-cell office:value-type="float" office:value="17537">
                <text:p>1753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787">
                <text:p>1787</text:p>
              </table:table-cell>
              <table:table-cell office:value-type="float" office:value="4996">
                <text:p>4996</text:p>
              </table:table-cell>
              <table:table-cell office:value-type="float" office:value="18210">
                <text:p>18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31.75">
                <text:p>1431.7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491.66666666667">
                <text:p>1491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7cm" svg:y="1.405cm" svg:width="30.872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2.0375">
                <text:p>12.037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5cm" svg:y="1.352cm" svg:width="31.33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43265625">
                <text:p>1.4326562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0994827634217">
                <text:p>1.0994827634217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4583124">
                <text:p>1.0458312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9669421487603">
                <text:p>1.8966942148760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78912225">
                <text:p>1.789122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7475215029425">
                <text:p>1.67475215029425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59074622594723">
                <text:p>1.5907462259472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62769444926698">
                <text:p>1.6276944492669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7590996484586">
                <text:p>1.775909964845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2093823446528">
                <text:p>1.42093823446528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51760509379823">
                <text:p>1.51760509379823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95200359195509">
                <text:p>1.95200359195509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77141607702131">
                <text:p>2.77141607702131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15159884291909">
                <text:p>1.15159884291909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4728679068755">
                <text:p>1.6472867906875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3659735349716">
                <text:p>1.2365973534971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1182354449718">
                <text:p>1.7118235444971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8288497166174">
                <text:p>1.38288497166174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17349080119014">
                <text:p>1.1734908011901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5404898356401">
                <text:p>1.25404898356401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4658467880611">
                <text:p>1.24658467880611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33544127493075">
                <text:p>1.3354412749307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3647120993211">
                <text:p>1.0364712099321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5515961192279">
                <text:p>1.2551596119227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025241556615">
                <text:p>1.202524155661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076538483421">
                <text:p>1.3007653848342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659783459942">
                <text:p>1.265978345994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0.976969060799399">
                <text:p>0.97696906079939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07321995234943">
                <text:p>1.0732199523494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0859910312662">
                <text:p>1.1085991031266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0.929179706160383">
                <text:p>0.92917970616038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6623799725652">
                <text:p>1.1662379972565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04100698193159">
                <text:p>1.0410069819315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0203430530327">
                <text:p>1.1020343053032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0.817853127539079">
                <text:p>0.81785312753907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0910322156476">
                <text:p>1.091032215647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882959710743802">
                <text:p>0.88295971074380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95906666999179">
                <text:p>0.9590666699917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846007426697531">
                <text:p>0.84600742669753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932388305664063">
                <text:p>0.93238830566406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882959710743802">
                <text:p>0.88295971074380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877640354297049">
                <text:p>0.877640354297049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2903713230653">
                <text:p>1.2290371323065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882959710743802">
                <text:p>0.88295971074380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992333987380733">
                <text:p>0.99233398738073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655628379109">
                <text:p>1.65562837910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0617376780174">
                <text:p>1.1061737678017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01945074086295">
                <text:p>1.0194507408629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3018344335328">
                <text:p>1.2301834433532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3400625">
                <text:p>1.1340062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07316764919481">
                <text:p>1.0731676491948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3018344335328">
                <text:p>1.2301834433532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4921128379566">
                <text:p>1.1492112837956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11298572095174">
                <text:p>1.1129857209517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3017611220446">
                <text:p>1.1301761122044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830074820301783">
                <text:p>0.83007482030178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93828899377071">
                <text:p>0.9382889937707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0.825623298236027">
                <text:p>0.82562329823602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877.75">
                <text:p>8877.7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436">
                <text:p>8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